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000000007800000008BADE10FA77D575FB0.png" manifest:media-type="image/png"/>
  <manifest:file-entry manifest:full-path="Pictures/100002010000002F00000006DBF21BC2612169B1.png" manifest:media-type="image/png"/>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Roboto" svg:font-family="Roboto"/>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Roboto1" svg:font-family="Roboto" style:font-family-generic="system" style:font-pitch="variable"/>
    <style:font-face style:name="Tahoma1" svg:font-family="Tahoma" style:font-family-generic="system" style:font-pitch="variable"/>
  </office:font-face-decls>
  <office:automatic-styles>
    <style:style style:name="Table1" style:family="table">
      <style:table-properties style:width="6.6979in" fo:margin-left="0in" fo:margin-top="0in" fo:margin-bottom="0in" table:align="left"/>
    </style:style>
    <style:style style:name="Table1.A" style:family="table-column">
      <style:table-column-properties style:column-width="1.1139in"/>
    </style:style>
    <style:style style:name="Table1.B" style:family="table-column">
      <style:table-column-properties style:column-width="2.7396in"/>
    </style:style>
    <style:style style:name="Table1.C" style:family="table-column">
      <style:table-column-properties style:column-width="2.8444in"/>
    </style:style>
    <style:style style:name="Table1.1" style:family="table-row">
      <style:table-row-properties style:min-row-height="0.4792in" fo:keep-together="auto"/>
    </style:style>
    <style:style style:name="Table1.A1" style:family="table-cell">
      <style:table-cell-properties style:vertical-align="" fo:padding-left="0in" fo:padding-right="0.1111in" fo:padding-top="0.1111in" fo:padding-bottom="0.1111in" fo:border="0.5pt solid #000000"/>
    </style:style>
    <style:style style:name="Table1.B1" style:family="table-cell">
      <style:table-cell-properties style:vertical-align="" fo:padding="0.1111in" fo:border="0.5pt solid #000000"/>
    </style:style>
    <style:style style:name="Table1.2" style:family="table-row">
      <style:table-row-properties style:min-row-height="0.4896in" fo:keep-together="auto"/>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top="0.139in" fo:margin-bottom="2.5in" loext:contextual-spacing="false" fo:line-height="100%" fo:orphans="2" fo:widows="2" fo:break-before="auto" fo:break-after="auto"/>
    </style:style>
    <style:style style:name="P4" style:family="paragraph" style:parent-style-name="Standard">
      <style:paragraph-properties fo:margin-top="0.139in" fo:margin-bottom="0in" loext:contextual-spacing="false" fo:line-height="125%" fo:orphans="2" fo:widows="2" fo:break-before="auto" fo:break-after="auto"/>
      <style:text-properties fo:color="#666666" fo:font-size="10pt" style:font-size-asian="10pt" style:font-size-complex="10pt"/>
    </style:style>
    <style:style style:name="P5" style:family="paragraph" style:parent-style-name="Standard">
      <style:paragraph-properties fo:margin-top="0.139in" fo:margin-bottom="0in" loext:contextual-spacing="false" fo:line-height="125%" fo:orphans="2" fo:widows="2" fo:break-before="auto" fo:break-after="auto"/>
      <style:text-properties fo:font-size="16pt" style:font-size-asian="16pt" style:font-size-complex="16pt"/>
    </style:style>
    <style:style style:name="P6" style:family="paragraph" style:parent-style-name="Standard">
      <style:paragraph-properties fo:margin-top="0.139in" fo:margin-bottom="0in" loext:contextual-spacing="false" fo:line-height="125%" fo:orphans="2" fo:widows="2"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fo:font-size="10pt" style:font-size-asian="10pt" style:font-size-complex="10pt"/>
    </style:style>
    <style:style style:name="P10" style:family="paragraph" style:parent-style-name="Standard">
      <style:paragraph-properties fo:margin-left="0in" fo:margin-right="0in" fo:text-indent="0in" style:auto-text-indent="false" fo:break-before="auto" fo:break-after="auto"/>
    </style:style>
    <style:style style:name="P11" style:family="paragraph" style:parent-style-name="Standard">
      <style:paragraph-properties fo:margin-left="0in" fo:margin-right="0in" fo:text-indent="0in" style:auto-text-indent="false"/>
    </style:style>
    <style:style style:name="P1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margin-top="0.1665in" fo:margin-bottom="0.0835in" loext:contextual-spacing="false" fo:line-height="100%" fo:break-before="auto" fo:break-after="auto" fo:keep-with-next="always"/>
    </style:style>
    <style:style style:name="P15" style:family="paragraph" style:parent-style-name="Standard">
      <style:paragraph-properties fo:margin-top="0.1665in" fo:margin-bottom="0.0835in" loext:contextual-spacing="false" fo:line-height="100%" fo:break-before="auto" fo:break-after="auto" fo:keep-with-next="always"/>
      <style:text-properties fo:font-variant="small-caps" fo:font-size="16pt" fo:font-weight="bold" style:font-size-asian="16pt" style:font-weight-asian="bold" style:font-size-complex="16pt" style:font-weight-complex="bold"/>
    </style:style>
    <style:style style:name="P16" style:family="paragraph" style:parent-style-name="Standard">
      <style:paragraph-properties fo:margin-top="0.1665in" fo:margin-bottom="0.0835in" loext:contextual-spacing="false" fo:line-height="100%" fo:break-before="auto" fo:break-after="auto" fo:keep-with-next="always"/>
      <style:text-properties fo:font-variant="small-caps" fo:font-size="16pt" fo:font-weight="bold" style:font-size-asian="16pt" style:font-weight-asian="bold" style:font-size-complex="16pt" style:font-weight-complex="bold"/>
    </style:style>
    <style:style style:name="P17"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8"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9" style:family="paragraph" style:parent-style-name="Standard">
      <style:paragraph-properties fo:margin-top="0in" fo:margin-bottom="0in" loext:contextual-spacing="false" fo:line-height="100%"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style:style>
    <style:style style:name="P26" style:family="paragraph" style:parent-style-name="Standard" style:list-style-name="WWNum13">
      <style:paragraph-properties fo:margin-left="0.5in" fo:margin-right="0in" fo:text-indent="-0.25in" style:auto-text-indent="false"/>
    </style:style>
    <style:style style:name="P27" style:family="paragraph" style:parent-style-name="Standard" style:list-style-name="WWNum26">
      <style:paragraph-properties fo:margin-left="0.5in" fo:margin-right="0in" fo:text-indent="-0.25in" style:auto-text-indent="false"/>
    </style:style>
    <style:style style:name="P28" style:family="paragraph" style:parent-style-name="Standard" style:list-style-name="WWNum76">
      <style:paragraph-properties fo:margin-left="0.5in" fo:margin-right="0in" fo:text-indent="-0.25in" style:auto-text-indent="false"/>
    </style:style>
    <style:style style:name="P29" style:family="paragraph" style:parent-style-name="Standard" style:list-style-name="WWNum22">
      <style:paragraph-properties fo:margin-left="0.5in" fo:margin-right="0in" fo:text-indent="-0.25in" style:auto-text-indent="false"/>
    </style:style>
    <style:style style:name="P30" style:family="paragraph" style:parent-style-name="Standard" style:list-style-name="WWNum39">
      <style:paragraph-properties fo:margin-left="0.5in" fo:margin-right="0in" fo:text-indent="-0.25in" style:auto-text-indent="false"/>
    </style:style>
    <style:style style:name="P31" style:family="paragraph" style:parent-style-name="Standard" style:list-style-name="WWNum47">
      <style:paragraph-properties fo:margin-left="0.5in" fo:margin-right="0in" fo:text-indent="-0.25in" style:auto-text-indent="false"/>
    </style:style>
    <style:style style:name="P32" style:family="paragraph" style:parent-style-name="Standard" style:list-style-name="WWNum29">
      <style:paragraph-properties fo:margin-left="0.5in" fo:margin-right="0in" fo:text-indent="-0.25in" style:auto-text-indent="false"/>
    </style:style>
    <style:style style:name="P33" style:family="paragraph" style:parent-style-name="Standard" style:list-style-name="WWNum2">
      <style:paragraph-properties fo:margin-left="0.5in" fo:margin-right="0in" fo:text-indent="-0.25in" style:auto-text-indent="false"/>
    </style:style>
    <style:style style:name="P34" style:family="paragraph" style:parent-style-name="Standard" style:list-style-name="WWNum28">
      <style:paragraph-properties fo:margin-left="0.5in" fo:margin-right="0in" fo:text-indent="-0.25in" style:auto-text-indent="false"/>
    </style:style>
    <style:style style:name="P35" style:family="paragraph" style:parent-style-name="Standard" style:list-style-name="WWNum44">
      <style:paragraph-properties fo:margin-left="0.5in" fo:margin-right="0in" fo:text-indent="-0.25in" style:auto-text-indent="false"/>
    </style:style>
    <style:style style:name="P36" style:family="paragraph" style:parent-style-name="Standard" style:list-style-name="WWNum63">
      <style:paragraph-properties fo:margin-left="0.5in" fo:margin-right="0in" fo:text-indent="-0.25in" style:auto-text-indent="false"/>
    </style:style>
    <style:style style:name="P37" style:family="paragraph" style:parent-style-name="Standard" style:list-style-name="WWNum59">
      <style:paragraph-properties fo:margin-left="0.5in" fo:margin-right="0in" fo:text-indent="-0.25in" style:auto-text-indent="false"/>
    </style:style>
    <style:style style:name="P38" style:family="paragraph" style:parent-style-name="Standard" style:list-style-name="WWNum69">
      <style:paragraph-properties fo:margin-left="0.5in" fo:margin-right="0in" fo:text-indent="-0.25in" style:auto-text-indent="false"/>
    </style:style>
    <style:style style:name="P39" style:family="paragraph" style:parent-style-name="Standard" style:list-style-name="WWNum49">
      <style:paragraph-properties fo:margin-left="0.5in" fo:margin-right="0in" fo:text-indent="-0.25in" style:auto-text-indent="false"/>
    </style:style>
    <style:style style:name="P40" style:family="paragraph" style:parent-style-name="Standard" style:list-style-name="WWNum61">
      <style:paragraph-properties fo:margin-left="0.5in" fo:margin-right="0in" fo:text-indent="-0.25in" style:auto-text-indent="false"/>
    </style:style>
    <style:style style:name="P41" style:family="paragraph" style:parent-style-name="Standard" style:list-style-name="WWNum20">
      <style:paragraph-properties fo:margin-left="0.5in" fo:margin-right="0in" fo:text-indent="-0.25in" style:auto-text-indent="false"/>
    </style:style>
    <style:style style:name="P42" style:family="paragraph" style:parent-style-name="Standard" style:list-style-name="WWNum24">
      <style:paragraph-properties fo:margin-left="0.5in" fo:margin-right="0in" fo:text-indent="-0.25in" style:auto-text-indent="false"/>
    </style:style>
    <style:style style:name="P43" style:family="paragraph" style:parent-style-name="Standard" style:list-style-name="WWNum1">
      <style:paragraph-properties fo:margin-left="0.5in" fo:margin-right="0in" fo:text-indent="-0.25in" style:auto-text-indent="false"/>
    </style:style>
    <style:style style:name="P44" style:family="paragraph" style:parent-style-name="Standard" style:list-style-name="WWNum38">
      <style:paragraph-properties fo:margin-left="0.5in" fo:margin-right="0in" fo:text-indent="-0.25in" style:auto-text-indent="false"/>
    </style:style>
    <style:style style:name="P45" style:family="paragraph" style:parent-style-name="Standard" style:list-style-name="WWNum33">
      <style:paragraph-properties fo:margin-left="0.5in" fo:margin-right="0in" fo:text-indent="-0.25in" style:auto-text-indent="false"/>
    </style:style>
    <style:style style:name="P46" style:family="paragraph" style:parent-style-name="Standard" style:list-style-name="WWNum68">
      <style:paragraph-properties fo:margin-left="0.5in" fo:margin-right="0in" fo:text-indent="-0.25in" style:auto-text-indent="false"/>
    </style:style>
    <style:style style:name="P47" style:family="paragraph" style:parent-style-name="Standard" style:list-style-name="WWNum31">
      <style:paragraph-properties fo:margin-left="0.5in" fo:margin-right="0in" fo:text-indent="-0.25in" style:auto-text-indent="false"/>
    </style:style>
    <style:style style:name="P48" style:family="paragraph" style:parent-style-name="Standard" style:list-style-name="WWNum6">
      <style:paragraph-properties fo:margin-left="0.5in" fo:margin-right="0in" fo:text-indent="-0.25in" style:auto-text-indent="false"/>
    </style:style>
    <style:style style:name="P49" style:family="paragraph" style:parent-style-name="Standard" style:list-style-name="WWNum35">
      <style:paragraph-properties fo:margin-left="0.5in" fo:margin-right="0in" fo:text-indent="-0.25in" style:auto-text-indent="false"/>
    </style:style>
    <style:style style:name="P50" style:family="paragraph" style:parent-style-name="Standard" style:list-style-name="WWNum64">
      <style:paragraph-properties fo:margin-left="0.5in" fo:margin-right="0in" fo:text-indent="-0.25in" style:auto-text-indent="false"/>
    </style:style>
    <style:style style:name="P51" style:family="paragraph" style:parent-style-name="Standard" style:list-style-name="WWNum4">
      <style:paragraph-properties fo:margin-left="0.5in" fo:margin-right="0in" fo:text-indent="-0.25in" style:auto-text-indent="false"/>
    </style:style>
    <style:style style:name="P52" style:family="paragraph" style:parent-style-name="Standard" style:list-style-name="WWNum73">
      <style:paragraph-properties fo:margin-left="0.5in" fo:margin-right="0in" fo:text-indent="-0.25in" style:auto-text-indent="false"/>
    </style:style>
    <style:style style:name="P53" style:family="paragraph" style:parent-style-name="Standard" style:list-style-name="WWNum58">
      <style:paragraph-properties fo:margin-left="0.5in" fo:margin-right="0in" fo:text-indent="-0.25in" style:auto-text-indent="false"/>
    </style:style>
    <style:style style:name="P54" style:family="paragraph" style:parent-style-name="Standard" style:list-style-name="WWNum75">
      <style:paragraph-properties fo:margin-left="0.5in" fo:margin-right="0in" fo:text-indent="-0.25in" style:auto-text-indent="false"/>
    </style:style>
    <style:style style:name="P55" style:family="paragraph" style:parent-style-name="Standard" style:list-style-name="WWNum45">
      <style:paragraph-properties fo:margin-left="0.5in" fo:margin-right="0in" fo:text-indent="-0.25in" style:auto-text-indent="false"/>
    </style:style>
    <style:style style:name="P56" style:family="paragraph" style:parent-style-name="Standard" style:list-style-name="WWNum41">
      <style:paragraph-properties fo:margin-left="0.5in" fo:margin-right="0in" fo:text-indent="-0.25in" style:auto-text-indent="false"/>
    </style:style>
    <style:style style:name="P57" style:family="paragraph" style:parent-style-name="Standard" style:list-style-name="WWNum71">
      <style:paragraph-properties fo:margin-left="0.5in" fo:margin-right="0in" fo:text-indent="-0.25in" style:auto-text-indent="false"/>
    </style:style>
    <style:style style:name="P58" style:family="paragraph" style:parent-style-name="Standard" style:list-style-name="WWNum25">
      <style:paragraph-properties fo:margin-left="0.5in" fo:margin-right="0in" fo:text-indent="-0.25in" style:auto-text-indent="false"/>
    </style:style>
    <style:style style:name="P59" style:family="paragraph" style:parent-style-name="Standard" style:list-style-name="WWNum30">
      <style:paragraph-properties fo:margin-left="0.5in" fo:margin-right="0in" fo:text-indent="-0.25in" style:auto-text-indent="false"/>
    </style:style>
    <style:style style:name="P60" style:family="paragraph" style:parent-style-name="Standard" style:list-style-name="WWNum54">
      <style:paragraph-properties fo:margin-left="0.5in" fo:margin-right="0in" fo:text-indent="-0.25in" style:auto-text-indent="false"/>
    </style:style>
    <style:style style:name="P61" style:family="paragraph" style:parent-style-name="Standard" style:list-style-name="WWNum52">
      <style:paragraph-properties fo:margin-left="0.5in" fo:margin-right="0in" fo:text-indent="-0.25in" style:auto-text-indent="false"/>
    </style:style>
    <style:style style:name="P62" style:family="paragraph" style:parent-style-name="Standard" style:list-style-name="WWNum46">
      <style:paragraph-properties fo:margin-left="0.5in" fo:margin-right="0in" fo:text-indent="-0.25in" style:auto-text-indent="false"/>
    </style:style>
    <style:style style:name="P63" style:family="paragraph" style:parent-style-name="Standard" style:list-style-name="WWNum57">
      <style:paragraph-properties fo:margin-left="0.5in" fo:margin-right="0in" fo:text-indent="-0.25in" style:auto-text-indent="false"/>
    </style:style>
    <style:style style:name="P64" style:family="paragraph" style:parent-style-name="Standard" style:list-style-name="WWNum37">
      <style:paragraph-properties fo:margin-left="0.5in" fo:margin-right="0in" fo:text-indent="-0.25in" style:auto-text-indent="false"/>
    </style:style>
    <style:style style:name="P65" style:family="paragraph" style:parent-style-name="Standard" style:list-style-name="WWNum7">
      <style:paragraph-properties fo:margin-left="0.5in" fo:margin-right="0in" fo:text-indent="-0.25in" style:auto-text-indent="false"/>
    </style:style>
    <style:style style:name="P66" style:family="paragraph" style:parent-style-name="Standard" style:list-style-name="WWNum3">
      <style:paragraph-properties fo:margin-left="0.5in" fo:margin-right="0in" fo:text-indent="-0.25in" style:auto-text-indent="false"/>
    </style:style>
    <style:style style:name="P67" style:family="paragraph" style:parent-style-name="Standard" style:list-style-name="WWNum17">
      <style:paragraph-properties fo:margin-left="0.5in" fo:margin-right="0in" fo:text-indent="-0.25in" style:auto-text-indent="false"/>
    </style:style>
    <style:style style:name="P68" style:family="paragraph" style:parent-style-name="Standard" style:list-style-name="WWNum19">
      <style:paragraph-properties fo:margin-left="0.5in" fo:margin-right="0in" fo:text-indent="-0.25in" style:auto-text-indent="false"/>
    </style:style>
    <style:style style:name="P69" style:family="paragraph" style:parent-style-name="Standard" style:list-style-name="WWNum67">
      <style:paragraph-properties fo:margin-left="0.5in" fo:margin-right="0in" fo:text-indent="-0.25in" style:auto-text-indent="false"/>
    </style:style>
    <style:style style:name="P70" style:family="paragraph" style:parent-style-name="Standard" style:list-style-name="WWNum60">
      <style:paragraph-properties fo:margin-left="0.5in" fo:margin-right="0in" fo:text-indent="-0.25in" style:auto-text-indent="false"/>
    </style:style>
    <style:style style:name="P71" style:family="paragraph" style:parent-style-name="Standard" style:list-style-name="WWNum10">
      <style:paragraph-properties fo:margin-left="0.5in" fo:margin-right="0in" fo:text-indent="-0.25in" style:auto-text-indent="false"/>
    </style:style>
    <style:style style:name="P72" style:family="paragraph" style:parent-style-name="Standard" style:list-style-name="WWNum56">
      <style:paragraph-properties fo:margin-left="0.5in" fo:margin-right="0in" fo:text-indent="-0.25in" style:auto-text-indent="false"/>
    </style:style>
    <style:style style:name="P73" style:family="paragraph" style:parent-style-name="Standard" style:list-style-name="WWNum32">
      <style:paragraph-properties fo:margin-left="0.5in" fo:margin-right="0in" fo:text-indent="-0.25in" style:auto-text-indent="false"/>
    </style:style>
    <style:style style:name="P74" style:family="paragraph" style:parent-style-name="Standard" style:list-style-name="WWNum8">
      <style:paragraph-properties fo:margin-left="0.5in" fo:margin-right="0in" fo:text-indent="-0.25in" style:auto-text-indent="false"/>
    </style:style>
    <style:style style:name="P75" style:family="paragraph" style:parent-style-name="Standard" style:list-style-name="WWNum40">
      <style:paragraph-properties fo:margin-left="0.5in" fo:margin-right="0in" fo:text-indent="-0.25in" style:auto-text-indent="false"/>
    </style:style>
    <style:style style:name="P76" style:family="paragraph" style:parent-style-name="Standard" style:list-style-name="WWNum50">
      <style:paragraph-properties fo:margin-left="0.5in" fo:margin-right="0in" fo:text-indent="-0.25in" style:auto-text-indent="false"/>
    </style:style>
    <style:style style:name="P77" style:family="paragraph" style:parent-style-name="Standard" style:list-style-name="WWNum16">
      <style:paragraph-properties fo:margin-left="0.5in" fo:margin-right="0in" fo:text-indent="-0.25in" style:auto-text-indent="false"/>
    </style:style>
    <style:style style:name="P78" style:family="paragraph" style:parent-style-name="Standard" style:list-style-name="WWNum11">
      <style:paragraph-properties fo:margin-left="0.5in" fo:margin-right="0in" fo:text-indent="-0.25in" style:auto-text-indent="false"/>
    </style:style>
    <style:style style:name="P79" style:family="paragraph" style:parent-style-name="Standard" style:list-style-name="WWNum77">
      <style:paragraph-properties fo:margin-left="0.5in" fo:margin-right="0in" fo:text-indent="-0.25in" style:auto-text-indent="false"/>
    </style:style>
    <style:style style:name="P80" style:family="paragraph" style:parent-style-name="Standard" style:list-style-name="WWNum14">
      <style:paragraph-properties fo:margin-left="0.5in" fo:margin-right="0in" fo:text-indent="-0.25in" style:auto-text-indent="false"/>
    </style:style>
    <style:style style:name="P81" style:family="paragraph" style:parent-style-name="Standard" style:list-style-name="WWNum74">
      <style:paragraph-properties fo:margin-left="0.5in" fo:margin-right="0in" fo:text-indent="-0.25in" style:auto-text-indent="false"/>
    </style:style>
    <style:style style:name="P82" style:family="paragraph" style:parent-style-name="Standard" style:list-style-name="WWNum48">
      <style:paragraph-properties fo:margin-left="0.5in" fo:margin-right="0in" fo:text-indent="-0.25in" style:auto-text-indent="false"/>
    </style:style>
    <style:style style:name="P83" style:family="paragraph" style:parent-style-name="Standard" style:list-style-name="WWNum66">
      <style:paragraph-properties fo:margin-left="0.5in" fo:margin-right="0in" fo:text-indent="-0.25in" style:auto-text-indent="false"/>
    </style:style>
    <style:style style:name="P84" style:family="paragraph" style:parent-style-name="Standard" style:list-style-name="WWNum15">
      <style:paragraph-properties fo:margin-left="0.5in" fo:margin-right="0in" fo:text-indent="-0.25in" style:auto-text-indent="false"/>
    </style:style>
    <style:style style:name="P85" style:family="paragraph" style:parent-style-name="Standard" style:list-style-name="WWNum21">
      <style:paragraph-properties fo:margin-left="0.5in" fo:margin-right="0in" fo:text-indent="-0.25in" style:auto-text-indent="false"/>
    </style:style>
    <style:style style:name="P86" style:family="paragraph" style:parent-style-name="Standard" style:list-style-name="WWNum62">
      <style:paragraph-properties fo:margin-left="0.5in" fo:margin-right="0in" fo:text-indent="-0.25in" style:auto-text-indent="false"/>
    </style:style>
    <style:style style:name="P87" style:family="paragraph" style:parent-style-name="Standard" style:list-style-name="WWNum55">
      <style:paragraph-properties fo:margin-left="0.5in" fo:margin-right="0in" fo:text-indent="-0.25in" style:auto-text-indent="false"/>
    </style:style>
    <style:style style:name="P88" style:family="paragraph" style:parent-style-name="Standard" style:list-style-name="WWNum43">
      <style:paragraph-properties fo:margin-left="0.5in" fo:margin-right="0in" fo:text-indent="-0.25in" style:auto-text-indent="false"/>
    </style:style>
    <style:style style:name="P89" style:family="paragraph" style:parent-style-name="Standard" style:list-style-name="WWNum70">
      <style:paragraph-properties fo:margin-left="0.5in" fo:margin-right="0in" fo:margin-top="0.1665in" fo:margin-bottom="0in" loext:contextual-spacing="false" fo:line-height="100%" fo:text-indent="-0.25in" style:auto-text-indent="false"/>
    </style:style>
    <style:style style:name="P90" style:family="paragraph" style:parent-style-name="Standard" style:list-style-name="WWNum65">
      <style:paragraph-properties fo:margin-left="0.5in" fo:margin-right="0in" fo:margin-top="0.1665in" fo:margin-bottom="0in" loext:contextual-spacing="false" fo:line-height="100%" fo:text-indent="-0.25in" style:auto-text-indent="false"/>
    </style:style>
    <style:style style:name="P91" style:family="paragraph" style:parent-style-name="Standard" style:list-style-name="WWNum70">
      <style:paragraph-properties fo:margin-left="0.5in" fo:margin-right="0in" fo:margin-top="0in" fo:margin-bottom="0in" loext:contextual-spacing="false" fo:line-height="100%" fo:text-indent="-0.25in" style:auto-text-indent="false"/>
    </style:style>
    <style:style style:name="P92" style:family="paragraph" style:parent-style-name="Standard" style:list-style-name="WWNum72">
      <style:paragraph-properties fo:margin-left="0.5in" fo:margin-right="0in" fo:margin-top="0in" fo:margin-bottom="0in" loext:contextual-spacing="false" fo:line-height="100%" fo:text-indent="-0.25in" style:auto-text-indent="false"/>
    </style:style>
    <style:style style:name="P93" style:family="paragraph" style:parent-style-name="Standard" style:list-style-name="WWNum65">
      <style:paragraph-properties fo:margin-left="0.5in" fo:margin-right="0in" fo:margin-top="0in" fo:margin-bottom="0in" loext:contextual-spacing="false" fo:line-height="100%" fo:text-indent="-0.25in" style:auto-text-indent="false"/>
    </style:style>
    <style:style style:name="P94" style:family="paragraph" style:parent-style-name="Standard" style:list-style-name="WWNum53">
      <style:paragraph-properties fo:margin-left="0.5in" fo:margin-right="0in" fo:margin-top="0in" fo:margin-bottom="0in" loext:contextual-spacing="false" fo:line-height="100%" fo:text-indent="-0.25in" style:auto-text-indent="false"/>
    </style:style>
    <style:style style:name="P95" style:family="paragraph" style:parent-style-name="Standard" style:list-style-name="WWNum36">
      <style:paragraph-properties fo:margin-left="0.5in" fo:margin-right="0in" fo:margin-top="0in" fo:margin-bottom="0in" loext:contextual-spacing="false" fo:line-height="100%" fo:text-indent="-0.25in" style:auto-text-indent="false"/>
    </style:style>
    <style:style style:name="P96" style:family="paragraph" style:parent-style-name="Standard" style:list-style-name="WWNum34">
      <style:paragraph-properties fo:margin-left="0.5in" fo:margin-right="0in" fo:margin-top="0in" fo:margin-bottom="0in" loext:contextual-spacing="false" fo:line-height="100%" fo:text-indent="-0.25in" style:auto-text-indent="false"/>
    </style:style>
    <style:style style:name="P97"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98" style:family="paragraph" style:parent-style-name="Standard" style:list-style-name="WWNum12">
      <style:paragraph-properties fo:margin-left="0.5in" fo:margin-right="0in" fo:margin-top="0in" fo:margin-bottom="0in" loext:contextual-spacing="false" fo:text-indent="-0.25in" style:auto-text-indent="false"/>
    </style:style>
    <style:style style:name="P99" style:family="paragraph" style:parent-style-name="Standard" style:list-style-name="WWNum42">
      <style:paragraph-properties fo:margin-left="0.5in" fo:margin-right="0in" fo:margin-top="0in" fo:margin-bottom="0in" loext:contextual-spacing="false" fo:text-indent="-0.25in" style:auto-text-indent="false"/>
    </style:style>
    <style:style style:name="P100" style:family="paragraph" style:parent-style-name="Standard" style:list-style-name="WWNum18">
      <style:paragraph-properties fo:margin-left="0.5in" fo:margin-right="0in" fo:margin-top="0in" fo:margin-bottom="0in" loext:contextual-spacing="false" fo:text-indent="-0.25in" style:auto-text-indent="false"/>
    </style:style>
    <style:style style:name="P101" style:family="paragraph" style:parent-style-name="Standard" style:list-style-name="WWNum70">
      <style:paragraph-properties fo:margin-left="0.5in" fo:margin-right="0in" fo:margin-top="0in" fo:margin-bottom="0.1665in" loext:contextual-spacing="false" fo:line-height="100%" fo:text-indent="-0.25in" style:auto-text-indent="false"/>
    </style:style>
    <style:style style:name="P102" style:family="paragraph" style:parent-style-name="Standard" style:list-style-name="WWNum65">
      <style:paragraph-properties fo:margin-left="0.5in" fo:margin-right="0in" fo:margin-top="0in" fo:margin-bottom="0.1665in" loext:contextual-spacing="false" fo:line-height="100%" fo:text-indent="-0.25in" style:auto-text-indent="false"/>
    </style:style>
    <style:style style:name="P103" style:family="paragraph" style:parent-style-name="Standard" style:list-style-name="WWNum72">
      <style:paragraph-properties fo:margin-left="0.5in" fo:margin-right="0in" fo:margin-top="0.1945in" fo:margin-bottom="0in" loext:contextual-spacing="false" fo:line-height="100%" fo:text-indent="-0.25in" style:auto-text-indent="false"/>
    </style:style>
    <style:style style:name="P104" style:family="paragraph" style:parent-style-name="Standard" style:list-style-name="WWNum51">
      <style:paragraph-properties fo:margin-left="0.5in" fo:margin-right="0in" fo:margin-top="0.1945in" fo:margin-bottom="0in" loext:contextual-spacing="false" fo:line-height="100%" fo:text-indent="-0.25in" style:auto-text-indent="false"/>
    </style:style>
    <style:style style:name="P105" style:family="paragraph" style:parent-style-name="Standard" style:list-style-name="WWNum53">
      <style:paragraph-properties fo:margin-left="0.5in" fo:margin-right="0in" fo:margin-top="0.1945in" fo:margin-bottom="0in" loext:contextual-spacing="false" fo:line-height="100%" fo:text-indent="-0.25in" style:auto-text-indent="false"/>
    </style:style>
    <style:style style:name="P106" style:family="paragraph" style:parent-style-name="Standard" style:list-style-name="WWNum27">
      <style:paragraph-properties fo:margin-left="0.5in" fo:margin-right="0in" fo:margin-top="0.1945in" fo:margin-bottom="0in" loext:contextual-spacing="false" fo:line-height="100%" fo:text-indent="-0.25in" style:auto-text-indent="false"/>
    </style:style>
    <style:style style:name="P107" style:family="paragraph" style:parent-style-name="Standard" style:list-style-name="WWNum36">
      <style:paragraph-properties fo:margin-left="0.5in" fo:margin-right="0in" fo:margin-top="0.1945in" fo:margin-bottom="0in" loext:contextual-spacing="false" fo:line-height="100%" fo:text-indent="-0.25in" style:auto-text-indent="false"/>
    </style:style>
    <style:style style:name="P108" style:family="paragraph" style:parent-style-name="Standard" style:list-style-name="WWNum34">
      <style:paragraph-properties fo:margin-left="0.5in" fo:margin-right="0in" fo:margin-top="0.1945in" fo:margin-bottom="0in" loext:contextual-spacing="false" fo:line-height="100%" fo:text-indent="-0.25in" style:auto-text-indent="false"/>
    </style:style>
    <style:style style:name="P109" style:family="paragraph" style:parent-style-name="Standard" style:list-style-name="WWNum9">
      <style:paragraph-properties fo:margin-left="0.5in" fo:margin-right="0in" fo:margin-top="0.1945in" fo:margin-bottom="0in" loext:contextual-spacing="false" fo:line-height="100%" fo:text-indent="-0.25in" style:auto-text-indent="false"/>
    </style:style>
    <style:style style:name="P110" style:family="paragraph" style:parent-style-name="Standard" style:list-style-name="WWNum12">
      <style:paragraph-properties fo:margin-left="0.5in" fo:margin-right="0in" fo:margin-top="0.0398in" fo:margin-bottom="0in" loext:contextual-spacing="false" fo:text-indent="-0.25in" style:auto-text-indent="false"/>
    </style:style>
    <style:style style:name="P111" style:family="paragraph" style:parent-style-name="Standard" style:list-style-name="WWNum42">
      <style:paragraph-properties fo:margin-left="0.5in" fo:margin-right="0in" fo:margin-top="0.0398in" fo:margin-bottom="0in" loext:contextual-spacing="false" fo:text-indent="-0.25in" style:auto-text-indent="false"/>
    </style:style>
    <style:style style:name="P112" style:family="paragraph" style:parent-style-name="Standard" style:list-style-name="WWNum18">
      <style:paragraph-properties fo:margin-left="0.5in" fo:margin-right="0in" fo:margin-top="0.0398in" fo:margin-bottom="0in" loext:contextual-spacing="false" fo:text-indent="-0.25in" style:auto-text-indent="false"/>
    </style:style>
    <style:style style:name="P113" style:family="paragraph" style:parent-style-name="Standard" style:list-style-name="WWNum12">
      <style:paragraph-properties fo:margin-left="0.5in" fo:margin-right="0in" fo:margin-top="0in" fo:margin-bottom="0.0429in" loext:contextual-spacing="false" fo:text-indent="-0.25in" style:auto-text-indent="false"/>
    </style:style>
    <style:style style:name="P114" style:family="paragraph" style:parent-style-name="Standard" style:list-style-name="WWNum42">
      <style:paragraph-properties fo:margin-left="0.5in" fo:margin-right="0in" fo:margin-top="0in" fo:margin-bottom="0.0429in" loext:contextual-spacing="false" fo:text-indent="-0.25in" style:auto-text-indent="false"/>
    </style:style>
    <style:style style:name="P115" style:family="paragraph" style:parent-style-name="Standard" style:list-style-name="WWNum18">
      <style:paragraph-properties fo:margin-left="0.5in" fo:margin-right="0in" fo:margin-top="0in" fo:margin-bottom="0.0429in" loext:contextual-spacing="false" fo:text-indent="-0.25in" style:auto-text-indent="false"/>
    </style:style>
    <style:style style:name="P116"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7" style:family="paragraph" style:parent-style-name="Standard">
      <style:paragraph-properties fo:margin-top="0.1665in" fo:margin-bottom="0.1665in" loext:contextual-spacing="false" fo:line-height="100%"/>
    </style:style>
    <style:style style:name="P118" style:family="paragraph" style:parent-style-name="Standard" style:list-style-name="WWNum23">
      <style:paragraph-properties fo:margin-left="0in" fo:margin-right="0in" fo:margin-top="0.1945in" fo:margin-bottom="0in" loext:contextual-spacing="false" fo:line-height="100%" fo:text-indent="0.25in" style:auto-text-indent="false"/>
    </style:style>
    <style:style style:name="P119" style:family="paragraph" style:parent-style-name="Standard" style:list-style-name="WWNum5">
      <style:paragraph-properties fo:margin-left="0in" fo:margin-right="0in" fo:margin-top="0.1945in" fo:margin-bottom="0in" loext:contextual-spacing="false" fo:line-height="100%" fo:text-indent="0.25in" style:auto-text-indent="false"/>
    </style:style>
    <style:style style:name="P120" style:family="paragraph" style:parent-style-name="Standard" style:list-style-name="WWNum5">
      <style:paragraph-properties fo:margin-left="0in" fo:margin-right="0in" fo:margin-top="0in" fo:margin-bottom="0in" loext:contextual-spacing="false" fo:line-height="100%" fo:text-indent="0.25in" style:auto-text-indent="false"/>
    </style:style>
    <style:style style:name="P121" style:family="paragraph" style:parent-style-name="Standard" style:list-style-name="WWNum23">
      <style:paragraph-properties fo:margin-left="1in" fo:margin-right="0in" fo:margin-top="0in" fo:margin-bottom="0in" loext:contextual-spacing="false" fo:line-height="100%" fo:text-indent="-0.25in" style:auto-text-indent="false"/>
    </style:style>
    <style:style style:name="P122" style:family="paragraph" style:parent-style-name="Standard" style:list-style-name="WWNum72">
      <style:paragraph-properties fo:margin-left="1in" fo:margin-right="0in" fo:margin-top="0in" fo:margin-bottom="0in" loext:contextual-spacing="false" fo:line-height="100%" fo:text-indent="-0.25in" style:auto-text-indent="false"/>
    </style:style>
    <style:style style:name="P123" style:family="paragraph" style:parent-style-name="Standard" style:list-style-name="WWNum51">
      <style:paragraph-properties fo:margin-left="1in" fo:margin-right="0in" fo:margin-top="0in" fo:margin-bottom="0in" loext:contextual-spacing="false" fo:line-height="100%" fo:text-indent="-0.25in" style:auto-text-indent="false"/>
    </style:style>
    <style:style style:name="P124" style:family="paragraph" style:parent-style-name="Standard" style:list-style-name="WWNum5">
      <style:paragraph-properties fo:margin-left="1in" fo:margin-right="0in" fo:margin-top="0in" fo:margin-bottom="0in" loext:contextual-spacing="false" fo:line-height="100%" fo:text-indent="-0.25in" style:auto-text-indent="false"/>
    </style:style>
    <style:style style:name="P125" style:family="paragraph" style:parent-style-name="Standard" style:list-style-name="WWNum53">
      <style:paragraph-properties fo:margin-left="1in" fo:margin-right="0in" fo:margin-top="0in" fo:margin-bottom="0in" loext:contextual-spacing="false" fo:line-height="100%" fo:text-indent="-0.25in" style:auto-text-indent="false"/>
    </style:style>
    <style:style style:name="P126" style:family="paragraph" style:parent-style-name="Standard" style:list-style-name="WWNum27">
      <style:paragraph-properties fo:margin-left="1in" fo:margin-right="0in" fo:margin-top="0in" fo:margin-bottom="0in" loext:contextual-spacing="false" fo:line-height="100%" fo:text-indent="-0.25in" style:auto-text-indent="false"/>
    </style:style>
    <style:style style:name="P127" style:family="paragraph" style:parent-style-name="Standard" style:list-style-name="WWNum36">
      <style:paragraph-properties fo:margin-left="1in" fo:margin-right="0in" fo:margin-top="0in" fo:margin-bottom="0in" loext:contextual-spacing="false" fo:line-height="100%" fo:text-indent="-0.25in" style:auto-text-indent="false"/>
    </style:style>
    <style:style style:name="P128" style:family="paragraph" style:parent-style-name="Standard" style:list-style-name="WWNum34">
      <style:paragraph-properties fo:margin-left="1in" fo:margin-right="0in" fo:margin-top="0in" fo:margin-bottom="0in" loext:contextual-spacing="false" fo:line-height="100%" fo:text-indent="-0.25in" style:auto-text-indent="false"/>
    </style:style>
    <style:style style:name="P129" style:family="paragraph" style:parent-style-name="Standard" style:list-style-name="WWNum9">
      <style:paragraph-properties fo:margin-left="1in" fo:margin-right="0in" fo:margin-top="0in" fo:margin-bottom="0in" loext:contextual-spacing="false" fo:line-height="100%" fo:text-indent="-0.25in" style:auto-text-indent="false"/>
    </style:style>
    <style:style style:name="P130" style:family="paragraph" style:parent-style-name="Standard" style:list-style-name="WWNum23">
      <style:paragraph-properties fo:margin-left="1in" fo:margin-right="0in" fo:margin-top="0in" fo:margin-bottom="0.0555in" loext:contextual-spacing="false" fo:line-height="100%" fo:text-indent="-0.25in" style:auto-text-indent="false"/>
    </style:style>
    <style:style style:name="P131" style:family="paragraph" style:parent-style-name="Standard" style:list-style-name="WWNum51">
      <style:paragraph-properties fo:margin-left="1in" fo:margin-right="0in" fo:margin-top="0in" fo:margin-bottom="0.0555in" loext:contextual-spacing="false" fo:line-height="100%" fo:text-indent="-0.25in" style:auto-text-indent="false"/>
    </style:style>
    <style:style style:name="P132" style:family="paragraph" style:parent-style-name="Standard" style:list-style-name="WWNum5">
      <style:paragraph-properties fo:margin-left="1in" fo:margin-right="0in" fo:margin-top="0in" fo:margin-bottom="0.0555in" loext:contextual-spacing="false" fo:line-height="100%" fo:text-indent="-0.25in" style:auto-text-indent="false"/>
    </style:style>
    <style:style style:name="P133" style:family="paragraph" style:parent-style-name="Standard" style:list-style-name="WWNum53">
      <style:paragraph-properties fo:margin-left="1in" fo:margin-right="0in" fo:margin-top="0in" fo:margin-bottom="0.0555in" loext:contextual-spacing="false" fo:line-height="100%" fo:text-indent="-0.25in" style:auto-text-indent="false"/>
    </style:style>
    <style:style style:name="P134" style:family="paragraph" style:parent-style-name="Standard" style:list-style-name="WWNum27">
      <style:paragraph-properties fo:margin-left="1in" fo:margin-right="0in" fo:margin-top="0in" fo:margin-bottom="0.0555in" loext:contextual-spacing="false" fo:line-height="100%" fo:text-indent="-0.25in" style:auto-text-indent="false"/>
    </style:style>
    <style:style style:name="P135" style:family="paragraph" style:parent-style-name="Standard" style:list-style-name="WWNum36">
      <style:paragraph-properties fo:margin-left="1in" fo:margin-right="0in" fo:margin-top="0in" fo:margin-bottom="0.0555in" loext:contextual-spacing="false" fo:line-height="100%" fo:text-indent="-0.25in" style:auto-text-indent="false"/>
    </style:style>
    <style:style style:name="P136" style:family="paragraph" style:parent-style-name="Standard" style:list-style-name="WWNum34">
      <style:paragraph-properties fo:margin-left="1in" fo:margin-right="0in" fo:margin-top="0in" fo:margin-bottom="0.0555in" loext:contextual-spacing="false" fo:line-height="100%" fo:text-indent="-0.25in" style:auto-text-indent="false"/>
    </style:style>
    <style:style style:name="P137" style:family="paragraph" style:parent-style-name="Standard" style:list-style-name="WWNum9">
      <style:paragraph-properties fo:margin-left="1in" fo:margin-right="0in" fo:margin-top="0in" fo:margin-bottom="0.0555in" loext:contextual-spacing="false" fo:line-height="100%" fo:text-indent="-0.25in" style:auto-text-indent="false"/>
    </style:style>
    <style:style style:name="P138" style:family="paragraph" style:parent-style-name="Standard" style:list-style-name="WWNum72">
      <style:paragraph-properties fo:margin-left="1in" fo:margin-right="0in" fo:margin-top="0in" fo:margin-bottom="0.1665in" loext:contextual-spacing="false" fo:line-height="100%" fo:text-indent="-0.25in" style:auto-text-indent="false"/>
    </style:style>
    <style:style style:name="P139" style:family="paragraph" style:parent-style-name="Standard" style:list-style-name="WWNum44">
      <style:paragraph-properties fo:margin-left="1in" fo:margin-right="0in" fo:text-indent="-0.25in" style:auto-text-indent="false"/>
    </style:style>
    <style:style style:name="P140" style:family="paragraph" style:parent-style-name="Standard" style:list-style-name="WWNum63">
      <style:paragraph-properties fo:margin-left="1in" fo:margin-right="0in" fo:text-indent="-0.25in" style:auto-text-indent="false"/>
    </style:style>
    <style:style style:name="P141" style:family="paragraph" style:parent-style-name="Standard" style:list-style-name="WWNum59">
      <style:paragraph-properties fo:margin-left="1in" fo:margin-right="0in" fo:text-indent="-0.25in" style:auto-text-indent="false"/>
    </style:style>
    <style:style style:name="P142" style:family="paragraph" style:parent-style-name="Standard" style:list-style-name="WWNum61">
      <style:paragraph-properties fo:margin-left="1in" fo:margin-right="0in" fo:text-indent="-0.25in" style:auto-text-indent="false"/>
    </style:style>
    <style:style style:name="P143" style:family="paragraph" style:parent-style-name="Standard" style:list-style-name="WWNum20">
      <style:paragraph-properties fo:margin-left="1in" fo:margin-right="0in" fo:text-indent="-0.25in" style:auto-text-indent="false"/>
    </style:style>
    <style:style style:name="P144" style:family="paragraph" style:parent-style-name="Standard" style:list-style-name="WWNum24">
      <style:paragraph-properties fo:margin-left="1in" fo:margin-right="0in" fo:text-indent="-0.25in" style:auto-text-indent="false"/>
    </style:style>
    <style:style style:name="P145" style:family="paragraph" style:parent-style-name="Standard" style:list-style-name="WWNum1">
      <style:paragraph-properties fo:margin-left="1in" fo:margin-right="0in" fo:text-indent="-0.25in" style:auto-text-indent="false"/>
    </style:style>
    <style:style style:name="P146" style:family="paragraph" style:parent-style-name="Standard" style:list-style-name="WWNum38">
      <style:paragraph-properties fo:margin-left="1in" fo:margin-right="0in" fo:text-indent="-0.25in" style:auto-text-indent="false"/>
    </style:style>
    <style:style style:name="P147" style:family="paragraph" style:parent-style-name="Standard" style:list-style-name="WWNum33">
      <style:paragraph-properties fo:margin-left="1in" fo:margin-right="0in" fo:text-indent="-0.25in" style:auto-text-indent="false"/>
    </style:style>
    <style:style style:name="P148" style:family="paragraph" style:parent-style-name="Standard" style:list-style-name="WWNum68">
      <style:paragraph-properties fo:margin-left="1in" fo:margin-right="0in" fo:text-indent="-0.25in" style:auto-text-indent="false"/>
    </style:style>
    <style:style style:name="P149" style:family="paragraph" style:parent-style-name="Standard" style:list-style-name="WWNum31">
      <style:paragraph-properties fo:margin-left="1in" fo:margin-right="0in" fo:text-indent="-0.25in" style:auto-text-indent="false"/>
    </style:style>
    <style:style style:name="P150" style:family="paragraph" style:parent-style-name="Standard" style:list-style-name="WWNum6">
      <style:paragraph-properties fo:margin-left="1in" fo:margin-right="0in" fo:text-indent="-0.25in" style:auto-text-indent="false"/>
    </style:style>
    <style:style style:name="P151" style:family="paragraph" style:parent-style-name="Standard" style:list-style-name="WWNum35">
      <style:paragraph-properties fo:margin-left="1in" fo:margin-right="0in" fo:text-indent="-0.25in" style:auto-text-indent="false"/>
    </style:style>
    <style:style style:name="P152" style:family="paragraph" style:parent-style-name="Standard" style:list-style-name="WWNum64">
      <style:paragraph-properties fo:margin-left="1in" fo:margin-right="0in" fo:text-indent="-0.25in" style:auto-text-indent="false"/>
    </style:style>
    <style:style style:name="P153" style:family="paragraph" style:parent-style-name="Standard" style:list-style-name="WWNum4">
      <style:paragraph-properties fo:margin-left="1in" fo:margin-right="0in" fo:text-indent="-0.25in" style:auto-text-indent="false"/>
    </style:style>
    <style:style style:name="P154" style:family="paragraph" style:parent-style-name="Standard" style:list-style-name="WWNum73">
      <style:paragraph-properties fo:margin-left="1in" fo:margin-right="0in" fo:text-indent="-0.25in" style:auto-text-indent="false"/>
    </style:style>
    <style:style style:name="P155" style:family="paragraph" style:parent-style-name="Standard" style:list-style-name="WWNum52">
      <style:paragraph-properties fo:margin-left="1in" fo:margin-right="0in" fo:text-indent="-0.25in" style:auto-text-indent="false"/>
    </style:style>
    <style:style style:name="P156" style:family="paragraph" style:parent-style-name="Standard" style:list-style-name="WWNum10">
      <style:paragraph-properties fo:margin-left="1in" fo:margin-right="0in" fo:text-indent="-0.25in" style:auto-text-indent="false"/>
    </style:style>
    <style:style style:name="P157" style:family="paragraph" style:parent-style-name="Standard" style:list-style-name="WWNum32">
      <style:paragraph-properties fo:margin-left="1in" fo:margin-right="0in" fo:text-indent="-0.25in" style:auto-text-indent="false"/>
    </style:style>
    <style:style style:name="P158" style:family="paragraph" style:parent-style-name="Standard" style:list-style-name="WWNum8">
      <style:paragraph-properties fo:margin-left="1in" fo:margin-right="0in" fo:text-indent="-0.25in" style:auto-text-indent="false"/>
    </style:style>
    <style:style style:name="P159" style:family="paragraph" style:parent-style-name="Standard" style:list-style-name="WWNum50">
      <style:paragraph-properties fo:margin-left="1in" fo:margin-right="0in" fo:text-indent="-0.25in" style:auto-text-indent="false"/>
    </style:style>
    <style:style style:name="P160" style:family="paragraph" style:parent-style-name="Standard" style:list-style-name="WWNum74">
      <style:paragraph-properties fo:margin-left="1in" fo:margin-right="0in" fo:text-indent="-0.25in" style:auto-text-indent="false"/>
    </style:style>
    <style:style style:name="P161" style:family="paragraph" style:parent-style-name="Standard" style:list-style-name="WWNum24">
      <style:paragraph-properties fo:margin-left="1.5in" fo:margin-right="0in" fo:text-indent="-0.25in" style:auto-text-indent="false"/>
    </style:style>
    <style:style style:name="P162" style:family="paragraph" style:parent-style-name="Heading_20_1">
      <style:paragraph-properties fo:margin-top="0.1945in" fo:margin-bottom="0.0555in" loext:contextual-spacing="false" fo:line-height="100%" fo:text-align="justify" style:justify-single-word="false" fo:keep-with-next="auto"/>
    </style:style>
    <style:style style:name="P163" style:family="paragraph" style:parent-style-name="Heading_20_1">
      <style:paragraph-properties fo:break-before="page"/>
    </style:style>
    <style:style style:name="P164" style:family="paragraph" style:parent-style-name="Heading_20_1">
      <loext:graphic-properties draw:fill="solid" draw:fill-color="#ffffff"/>
      <style:paragraph-properties fo:margin-top="0in" fo:margin-bottom="0.139in" loext:contextual-spacing="false" fo:line-height="150%" fo:background-color="#ffffff"/>
    </style:style>
    <style:style style:name="P165" style:family="paragraph" style:parent-style-name="Heading_20_2">
      <style:paragraph-properties fo:text-align="justify" style:justify-single-word="false"/>
    </style:style>
    <style:style style:name="P166" style:family="paragraph" style:parent-style-name="Heading_20_2">
      <style:paragraph-properties fo:margin-top="0.25in" fo:margin-bottom="0.0555in" loext:contextual-spacing="false" fo:line-height="100%" fo:text-align="justify" style:justify-single-word="false"/>
    </style:style>
    <style:style style:name="P167"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fo:font-size="24pt" fo:font-weight="normal" style:font-size-asian="24pt" style:font-weight-asian="normal" style:font-size-complex="24pt" style:font-weight-complex="normal"/>
    </style:style>
    <style:style style:name="T2" style:family="text">
      <style:text-properties fo:color="#404040" fo:font-size="48pt" style:font-size-asian="48pt" style:font-size-complex="48pt"/>
    </style:style>
    <style:style style:name="T3" style:family="text">
      <style:text-properties fo:color="#404040" fo:font-size="44pt" style:font-size-asian="44pt" style:font-size-complex="44pt"/>
    </style:style>
    <style:style style:name="T4" style:family="text">
      <style:text-properties fo:color="#666666" fo:font-size="10pt" style:font-size-asian="10pt" style:font-size-complex="10pt"/>
    </style:style>
    <style:style style:name="T5" style:family="text">
      <style:text-properties fo:font-size="16pt" style:font-size-asian="16pt" style:font-size-complex="16pt"/>
    </style:style>
    <style:style style:name="T6" style:family="text">
      <style:text-properties fo:color="#336633" fo:font-size="14pt" style:font-size-asian="14pt" style:font-size-complex="14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weight="bold" style:font-weight-asian="bold" style:font-weight-complex="bold"/>
    </style:style>
    <style:style style:name="T10" style:family="text">
      <style:text-properties fo:font-variant="small-caps" fo:font-size="16pt" fo:font-weight="bold" style:font-size-asian="16pt" style:font-weight-asian="bold" style:font-size-complex="16pt" style:font-weight-complex="bold"/>
    </style:style>
    <style:style style:name="T11" style:family="text">
      <style:text-properties fo:font-variant="small-caps" fo:color="#336633" fo:font-size="16pt" style:font-size-asian="16pt" style:font-size-complex="16pt"/>
    </style:style>
    <style:style style:name="T12" style:family="text">
      <style:text-properties fo:font-variant="small-caps" fo:color="#999966" style:font-name="Tahoma" fo:font-size="9pt" style:font-name-asian="Tahoma1" style:font-size-asian="9pt" style:font-name-complex="Tahoma1" style:font-size-complex="9pt"/>
    </style:style>
    <style:style style:name="T13" style:family="text">
      <style:text-properties fo:font-variant="normal" fo:text-transform="none"/>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15" style:family="text">
      <style:text-properties fo:font-variant="normal" fo:text-transform="none" fo:color="#000000" fo:font-size="12pt" fo:font-weight="bold" style:font-size-asian="12pt" style:font-weight-asian="bold" style:font-size-complex="12pt" style:font-weight-complex="bold"/>
    </style:style>
    <style:style style:name="T16" style:family="text">
      <style:text-properties fo:font-variant="normal" fo:text-transform="none" fo:color="#000000" fo:font-size="12pt" style:font-size-asian="12pt" style:font-size-complex="12pt"/>
    </style:style>
    <style:style style:name="T17" style:family="text">
      <style:text-properties fo:font-variant="normal" fo:text-transform="none" fo:font-weight="bold" style:font-weight-asian="bold" style:font-weight-complex="bold"/>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none"/>
    </style:style>
    <style:style style:name="T20" style:family="text">
      <style:text-properties fo:color="#1155cc" style:text-underline-style="solid" style:text-underline-width="auto" style:text-underline-color="font-color"/>
    </style:style>
    <style:style style:name="T21"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text:bookmark text:name="_aczyuw2yex2w"/><text:span text:style-name="T1">Diseño aplicado a interfaces web con Flutter</text:span><text:span text:style-name="T2"><text:line-break/></text:span><text:span text:style-name="T3">Unidad 01 - Fundamentos de diseño UI/UX</text:span></text:p>
      <text:p text:style-name="P3"><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5"/>
      <text:p text:style-name="P5"/>
      <text:p text:style-name="P5"><draw:frame draw:style-name="fr2" draw:name="image3.png" text:anchor-type="char" svg:x="0.7846in" svg:y="8.9681in" svg:width="6.6929in" svg:height="0.4862in" draw:z-index="2"><draw:image xlink:href="Pictures/10000000000007800000008BADE10FA77D575FB0.png" xlink:type="simple" xlink:show="embed" xlink:actuate="onLoad" loext:mime-type="image/png"/></draw:frame></text:p>
      <text:p text:style-name="P6"><text:span text:style-name="T5">Autor: Sergi García</text:span><draw:frame draw:style-name="fr3" draw:name="image2.png" text:anchor-type="char" svg:x="3.4583in" svg:y="0.2602in" svg:width="1.0091in" svg:height="0.3535in" draw:z-index="1"><draw:image xlink:href="Pictures/100002010000007600000029ABF5F7A91F7A9EF9.png" xlink:type="simple" xlink:show="embed" xlink:actuate="onLoad" loext:mime-type="image/png"/></draw:frame></text:p>
      <text:p text:style-name="P6"><text:span text:style-name="T5">Actualizado Noviembre 2025</text:span></text:p>
      <text:p text:style-name="P6"><text:span text:style-name="T6">Licencia</text:span></text:p>
      <text:p text:style-name="P7"><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10">A lo largo de este tema se utilizarán diferentes símbolos para distinguir elementos importantes dentro del contenido. Estos símbolos son:</text:p>
      <text:p text:style-name="P8"/>
      <text:p text:style-name="P12"><text:span text:style-name="T8"><text:s/>📖 </text:span><text:span text:style-name="T9">Importante</text:span></text:p>
      <text:p text:style-name="P13"/>
      <text:p text:style-name="P12"><text:span text:style-name="T8"><text:s/>❕ </text:span><text:span text:style-name="T9">Atención</text:span></text:p>
      <text:p text:style-name="P13"><text:soft-page-break/><text:s/></text:p>
      <text:p text:style-name="P12"><text:span text:style-name="T8"><text:s/>💬</text:span> <text:span text:style-name="T9">Interesante</text:span></text:p>
      <text:p text:style-name="P14"><text:span text:style-name="T10">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7"><text:a xlink:type="simple" xlink:href="#_hkyccajz3ku6" text:style-name="Index_20_Link" text:visited-style-name="Index_20_Link"><text:span text:style-name="T14">1. Introducción: Diseño UI/UX - Dos caras de una misma moneda<text:tab/>3</text:span></text:a></text:p>
          <text:p text:style-name="P17"><text:a xlink:type="simple" xlink:href="#_iypthe1ocaiy" text:style-name="Index_20_Link" text:visited-style-name="Index_20_Link"><text:span text:style-name="T14">2. Usabilidad y experiencia de usuario<text:tab/>4</text:span></text:a></text:p>
          <text:p text:style-name="P17"><text:a xlink:type="simple" xlink:href="#_m6i0ae1fwzr4" text:style-name="Index_20_Link" text:visited-style-name="Index_20_Link"><text:span text:style-name="T14">3. Tipos de interfaces gráficas<text:tab/>6</text:span></text:a></text:p>
          <text:p text:style-name="P17"><text:a xlink:type="simple" xlink:href="#_4mi5xg86g6s" text:style-name="Index_20_Link" text:visited-style-name="Index_20_Link"><text:span text:style-name="T14">4. UI vs UX: La colaboración perfecta entre ciencia y arte<text:tab/>8</text:span></text:a></text:p>
          <text:p text:style-name="P17"><text:a xlink:type="simple" xlink:href="#_a8egx5yyv8mn" text:style-name="Index_20_Link" text:visited-style-name="Index_20_Link"><text:span text:style-name="T14">5. Principios de diseño de interfaces gráficas<text:tab/>9</text:span></text:a></text:p>
          <text:p text:style-name="P17"><text:a xlink:type="simple" xlink:href="#_ihjeyt5cilbz" text:style-name="Index_20_Link" text:visited-style-name="Index_20_Link"><text:span text:style-name="T14">6. Arquitectura emocional: diseño centrado en el usuario<text:tab/>11</text:span></text:a></text:p>
          <text:p text:style-name="P17"><text:a xlink:type="simple" xlink:href="#_75kar9r6zs6v" text:style-name="Index_20_Link" text:visited-style-name="Index_20_Link"><text:span text:style-name="T14">7. Modelos mentales y diseño intuitivo: hablar el idioma del usuario<text:tab/>12</text:span></text:a></text:p>
          <text:p text:style-name="P17"><text:a xlink:type="simple" xlink:href="#_odoc9qcw7dvj" text:style-name="Index_20_Link" text:visited-style-name="Index_20_Link"><text:span text:style-name="T14">8. Jerarquía visual e interacción: el arte de guiar la mirada<text:tab/>13</text:span></text:a></text:p>
          <text:p text:style-name="P17"><text:a xlink:type="simple" xlink:href="#_3yb1wsvxkqff" text:style-name="Index_20_Link" text:visited-style-name="Index_20_Link"><text:span text:style-name="T14">9. Diseño centrado en tareas y objetivos del usuario<text:tab/>15</text:span></text:a></text:p>
          <text:p text:style-name="P17"><text:a xlink:type="simple" xlink:href="#_iuu9elsotd40" text:style-name="Index_20_Link" text:visited-style-name="Index_20_Link"><text:span text:style-name="T14">10. Diseño “Mobile first” y su aplicación en diseño web<text:tab/>16</text:span></text:a></text:p>
          <text:p text:style-name="P17"><text:a xlink:type="simple" xlink:href="#_kfmjaeyzn4ip" text:style-name="Index_20_Link" text:visited-style-name="Index_20_Link"><text:span text:style-name="T14">11. Recursos recomendados para aprender UI/UX<text:tab/>17</text:span></text:a></text:p>
        </text:index-body>
      </text:table-of-content>
      <text:p text:style-name="P15"/>
      <text:p text:style-name="P15"/>
      <text:p text:style-name="P19"/>
      <text:p text:style-name="P19"/>
      <text:p text:style-name="P19"/>
      <text:p text:style-name="P20"><text:span text:style-name="T11">Unidad 01 - Fundamentos de diseño UI/UX</text:span></text:p>
      <text:p text:style-name="Heading_20_1"><text:bookmark text:name="_hkyccajz3ku6"/>1. Introducción: Diseño UI/UX - Dos caras de una misma moneda</text:p>
      <text:p text:style-name="Standard"><text:soft-page-break/>En el mundo digital, el diseño de interfaces (UI) y la experiencia de usuario (UX) son como el cerebro y el corazón de un producto: uno gestiona la funcionalidad y el otro da vida a la interacción. Aunque suelen mencionarse juntos, representan disciplinas distintas pero profundamente conectadas.</text:p>
      <text:p text:style-name="Standard"><text:span text:style-name="T9">¿UI o UX? Diferencias clave</text:span></text:p>
      <text:list xml:id="list1536306916" text:style-name="WWNum13">
        <text:list-item>
          <text:p text:style-name="P26"><text:span text:style-name="T9">UI (User Interface)</text:span>: Se enfoca en lo tangible: colores, tipografías, botones, iconos y layouts. Es el "rostro" del producto, lo que el usuario ve y toca.<text:line-break/>Ejemplo: Un botón rojo brillante con una animación al hacer clic es decisión de UI.</text:p>
        </text:list-item>
        <text:list-item>
          <text:p text:style-name="P26"><text:span text:style-name="T9">UX (User Experience):</text:span> Abarca lo intangible: emociones, eficiencia, accesibilidad y satisfacción durante el uso. Es el "viaje" completo del usuario.<text:line-break/>Ejemplo: Que ese botón rojo esté ubicado donde el usuario lo espera (y no lo lleve a un error) es trabajo de UX.</text:p>
        </text:list-item>
      </text:list>
      <text:p text:style-name="Standard"><text:span text:style-name="T9">¿Por qué son complementarios?</text:span></text:p>
      <text:p text:style-name="Standard">Un producto con UI hermoso, pero UX pobre es como un auto deportivo sin motor: atractivo, pero inútil. Por el contrario, una UX sólida con UI descuidado puede frustrar a los usuarios, aunque funcione. El equilibrio es clave.</text:p>
      <text:p text:style-name="Standard"><text:span text:style-name="T9">El usuario en el centro</text:span></text:p>
      <text:p text:style-name="Standard">El diseño UI/UX exitoso sigue una regla de oro:</text:p>
      <text:p text:style-name="Standard">"No diseñes para ti, diseña para quienes usarán tu producto".<text:line-break/>Esto implica:</text:p>
      <text:list xml:id="list632830427" text:style-name="WWNum26">
        <text:list-item>
          <text:p text:style-name="P27">Investigar necesidades reales (entrevistas, testeos).</text:p>
        </text:list-item>
        <text:list-item>
          <text:p text:style-name="P27">Prototipar e iterar basado en feedback.</text:p>
        </text:list-item>
        <text:list-item>
          <text:p text:style-name="P27">Priorizar usabilidad sobre tendencias estéticas pasajeras.</text:p>
        </text:list-item>
      </text:list>
      <text:p text:style-name="Standard"><text:span text:style-name="T9">Ejemplo práctico:<text:line-break/></text:span>Imagina una app de banca móvil:</text:p>
      <text:list xml:id="list1663578200" text:style-name="WWNum76">
        <text:list-item>
          <text:p text:style-name="P28">UI define cómo se ve el saldo (tipografía legible, color que denote seguridad).</text:p>
        </text:list-item>
        <text:list-item>
          <text:p text:style-name="P28">UX asegura que el usuario pueda transferir dinero en menos de 3 pasos, sin errores.</text:p>
        </text:list-item>
      </text:list>
      <text:p text:style-name="Standard"><text:span text:style-name="T9">Impacto en el negocio</text:span></text:p>
      <text:p text:style-name="Standard">Un buen diseño UI/UX no solo mejora la satisfacción del usuario, también:<text:line-break/>✔ Reduce costos (menos errores = menos soporte técnico).<text:line-break/>✔ Aumenta la retención (usuarios felices vuelven).<text:line-break/>✔ Diferencia tu producto de la competencia.</text:p>
      <text:p text:style-name="Standard"><text:span text:style-name="T9">Por si no se ha entendido correctamente, vamos a plantear otro ejemplo:</text:span></text:p>
      <text:p text:style-name="Standard">Imagina entrar a un restaurante:</text:p>
      <text:list xml:id="list2317778612" text:style-name="WWNum22">
        <text:list-item>
          <text:p text:style-name="P29"><text:span text:style-name="T9">El UI (User Interface</text:span>) sería la presentación del plato, la decoración del lugar, el menú visual y los colores de la ambientación. Es todo lo que ves y tocas.</text:p>
        </text:list-item>
        <text:list-item>
          <text:p text:style-name="P29"><text:span text:style-name="T9">La UX (User Experience) </text:span>sería la experiencia completa: el tiempo de espera, la amabilidad del camarero, el sabor de la comida e incluso cómo te sientes al pagar.</text:p>
        </text:list-item>
      </text:list>
      <text:p text:style-name="Standard"><text:soft-page-break/><text:span text:style-name="T9">¿Por qué está comparación?</text:span></text:p>
      <text:list xml:id="list949532411" text:style-name="WWNum39">
        <text:list-item>
          <text:p text:style-name="P30">Un restaurante con platos hermosos, pero comida mala (UI bueno, UX malo) te decepcionará, aunque las fotos para Instagram sean perfectas.</text:p>
        </text:list-item>
        <text:list-item>
          <text:p text:style-name="P30">Un local con comida exquisita, pero platos descuidados y mala iluminación (UX buena, UI malo) puede ahuyentar a clientes antes de que prueben el primer bocado.</text:p>
        </text:list-item>
      </text:list>
      <text:p text:style-name="Standard"><text:span text:style-name="T9">El Diseño UI/UX en Acción</text:span></text:p>
      <text:p text:style-name="Standard">Piensa en un restaurante “Fast food” versus un restaurante gourmet:</text:p>
      <text:list xml:id="list3493155052" text:style-name="WWNum47">
        <text:list-item>
          <text:p text:style-name="P31"><text:span text:style-name="T9">Restaurante “Fast food”</text:span>: UI simple (colores vibrantes, íconos claros) + UX eficiente (comida rápida, procesos estandarizados).</text:p>
        </text:list-item>
        <text:list-item>
          <text:p text:style-name="P31"><text:span text:style-name="T9">Restaurante gourmet:</text:span> UI sofisticado (vajilla elegante, iluminación tenue) + UX memorable (servicio personalizado, ritmo pausado).</text:p>
        </text:list-item>
      </text:list>
      <text:p text:style-name="Standard"><text:span text:style-name="T18">Ambos son exitosos, pero cada uno optimiza su UI y UX para su público objetivo.</text:span></text:p>
      <text:p text:style-name="Standard"><text:span text:style-name="T9">El usuario es el comensal</text:span></text:p>
      <text:p text:style-name="Standard">El diseño centrado en el usuario funciona igual que un buen restaurante:</text:p>
      <text:list xml:id="list3378201843" text:style-name="WWNum29">
        <text:list-item>
          <text:p text:style-name="P32"><text:span text:style-name="T9">Investiga </text:span>(¿Qué prefieren tus comensales? ¿Rapidez o ambiente?).</text:p>
        </text:list-item>
        <text:list-item>
          <text:p text:style-name="P32"><text:span text:style-name="T9">Prototipa </text:span>(Prueba platos nuevos antes de lanzarlos).</text:p>
        </text:list-item>
        <text:list-item>
          <text:p text:style-name="P32"><text:span text:style-name="T9">Itera </text:span>(Ajusta el menú según feedback).</text:p>
        </text:list-item>
      </text:list>
      <text:p text:style-name="Standard"><text:span text:style-name="T9">Ejemplo digital:</text:span></text:p>
      <text:list xml:id="list2693489117" text:style-name="WWNum2">
        <text:list-item>
          <text:p text:style-name="P33">UI: Un botón de "Pedir ahora" rojo y brillante (como el letrero de "Abierto" de un restaurante).</text:p>
        </text:list-item>
        <text:list-item>
          <text:p text:style-name="P33">UX: Que el proceso de pedido sea tan fácil como hacer un gesto a un camarero (menos de 3 clics, sin errores).</text:p>
        </text:list-item>
      </text:list>
      <text:p text:style-name="Standard"><text:span text:style-name="T9">¿Por qué es crucial este equilibrio?</text:span></text:p>
      <text:list xml:id="list1977397524" text:style-name="WWNum28">
        <text:list-item>
          <text:p text:style-name="P34">Negocios digitales: El 88% de los usuarios no vuelve a un sitio tras mala experiencia (UX).</text:p>
        </text:list-item>
        <text:list-item>
          <text:p text:style-name="P34">Branding: La identidad visual (UI) es lo primero que notan, pero la usabilidad (UX) es lo que los hace quedarse.</text:p>
        </text:list-item>
      </text:list>
      <text:p text:style-name="P116"><text:span text:style-name="T8"><text:s/>📖 </text:span><text:span text:style-name="T9">Importante: </text:span>Antes de diseñar, pregúntate: ¿Estoy construyendo un "fast food" digital (eficiente) o un "restaurante de experiencia" (memorable)?</text:p>
      <text:p text:style-name="P162"><text:bookmark text:name="_iypthe1ocaiy"/>2. Usabilidad y experiencia de usuario</text:p>
      <text:p text:style-name="P165"><text:bookmark text:name="_1ddo78173rcj"/><text:soft-page-break/>2.1 Definición y principios de usabilidad</text:p>
      <text:p text:style-name="P117">La <text:span text:style-name="T9">usabilidad</text:span> se refiere a la facilidad con la que un usuario puede aprender a usar un sistema, completar sus tareas y hacerlo de forma satisfactoria y eficiente. Es un aspecto fundamental del diseño de interfaces que garantiza que el producto sea accesible y efectivo para sus usuarios.</text:p>
      <text:list xml:id="list6256473" text:style-name="WWNum23">
        <text:list-item>
          <text:p text:style-name="P118"><text:span text:style-name="T9">Principios básicos de usabilidad:</text:span></text:p>
          <text:list>
            <text:list-item>
              <text:p text:style-name="P121"><text:span text:style-name="T9">Facilidad de aprendizaje:</text:span> Los usuarios nuevos deben poder entender rápidamente cómo usar la interfaz.</text:p>
            </text:list-item>
            <text:list-item>
              <text:p text:style-name="P121"><text:span text:style-name="T9">Eficiencia de uso:</text:span> Los usuarios frecuentes deben poder realizar sus tareas de forma rápida y sin obstáculos.</text:p>
            </text:list-item>
            <text:list-item>
              <text:p text:style-name="P121"><text:span text:style-name="T9">Memorabilidad:</text:span> Los usuarios que vuelven después de un tiempo sin usar la interfaz deben poder retomarla sin problemas.</text:p>
            </text:list-item>
            <text:list-item>
              <text:p text:style-name="P121"><text:span text:style-name="T9">Tasa de errores baja:</text:span> La interfaz debe minimizar los errores del usuario y permitir su recuperación fácil.</text:p>
            </text:list-item>
            <text:list-item>
              <text:p text:style-name="P130"><text:span text:style-name="T9">Satisfacción:</text:span> La experiencia debe ser agradable y cumplir con las expectativas.</text:p>
            </text:list-item>
          </text:list>
        </text:list-item>
      </text:list>
      <text:p text:style-name="P165"><text:bookmark text:name="_73xlnia1dsbi"/>2.2 Diferencias entre usabilidad y experiencia de usuario (UX)</text:p>
      <text:p text:style-name="P117">Aunque están relacionadas, <text:span text:style-name="T9">usabilidad</text:span> y <text:span text:style-name="T9">experiencia de usuario (UX)</text:span> no son lo mismo:</text:p>
      <text:list xml:id="list2081715056" text:style-name="WWNum70">
        <text:list-item>
          <text:p text:style-name="P89"><text:span text:style-name="T9">Usabilidad</text:span> se centra en cómo de fácil y eficiente es usar un producto.</text:p>
        </text:list-item>
        <text:list-item>
          <text:p text:style-name="P91"><text:span text:style-name="T9">Experiencia de usuario (UX)</text:span> es más amplia e incluye todas las percepciones, emociones y reacciones del usuario antes, durante y después de usar el producto. Incluye usabilidad, pero también diseño emocional, accesibilidad, estética, rendimiento y contexto de uso.</text:p>
        </text:list-item>
        <text:list-item>
          <text:p text:style-name="P101">La usabilidad es una parte importante, pero no la única que conforma una buena experiencia de usuario.</text:p>
        </text:list-item>
      </text:list>
      <text:p text:style-name="P165"><text:bookmark text:name="_owr4ehdntw7"/>2.3 Métricas de evaluación</text:p>
      <text:p text:style-name="P117">Para medir la usabilidad de una interfaz se usan varias métricas. Algunas de las métricas más utilizadas para evaluar una interfaz son:</text:p>
      <text:list xml:id="list4218544951" text:style-name="WWNum72">
        <text:list-item>
          <text:p text:style-name="P103"><text:span text:style-name="T9">Eficacia</text:span></text:p>
          <text:list>
            <text:list-item>
              <text:p text:style-name="P122">Mide el <text:span text:style-name="T9">porcentaje de éxito</text:span> con que los usuarios completan tareas propuestas.</text:p>
            </text:list-item>
            <text:list-item>
              <text:p text:style-name="P122">Ejemplo: si 8 de 10 usuarios logran realizar una acción, la eficacia es del 80%.</text:p>
            </text:list-item>
          </text:list>
        </text:list-item>
        <text:list-item>
          <text:p text:style-name="P92"><text:span text:style-name="T9">Eficiencia</text:span></text:p>
          <text:list>
            <text:list-item>
              <text:p text:style-name="P122">Mide el <text:span text:style-name="T9">tiempo y recursos</text:span> (clics, pasos) que los usuarios necesitan para completar tareas. Cuanto menos tiempo y menos pasos, mayor eficiencia.</text:p>
            </text:list-item>
          </text:list>
        </text:list-item>
        <text:list-item>
          <text:p text:style-name="P92"><text:span text:style-name="T9">Satisfacción del usuario</text:span></text:p>
          <text:list>
            <text:list-item>
              <text:p text:style-name="P122"><text:soft-page-break/>Se evalúa con escalas y cuestionarios que miden la <text:span text:style-name="T9">percepción y opinión</text:span> del usuario sobre la interfaz.</text:p>
            </text:list-item>
            <text:list-item>
              <text:p text:style-name="P138">Ejemplos de herramientas: cuestionarios SUS (System Usability Scale), encuestas con preguntas tipo Likert (de “muy de acuerdo” a “muy en desacuerdo”).</text:p>
            </text:list-item>
          </text:list>
        </text:list-item>
      </text:list>
      <text:p text:style-name="P165"><text:bookmark text:name="_o87x55rhdkp"/>2.4 Heurísticas de usabilidad de Jakob Nielsen</text:p>
      <text:p text:style-name="P117">Jakob Nielsen definió 10 reglas heurísticas para evaluar y diseñar interfaces usables:</text:p>
      <text:list xml:id="list3952284880" text:style-name="WWNum65">
        <text:list-item>
          <text:p text:style-name="P90"><text:span text:style-name="T9">Visibilidad del estado del sistema:</text:span> el usuario debe saber en todo momento qué está pasando.</text:p>
        </text:list-item>
        <text:list-item>
          <text:p text:style-name="P93"><text:span text:style-name="T9">Correspondencia entre el sistema y el mundo real:</text:span> usar lenguaje y conceptos familiares para el usuario.</text:p>
        </text:list-item>
        <text:list-item>
          <text:p text:style-name="P93"><text:span text:style-name="T9">Control y libertad del usuario:</text:span> permitir deshacer y rehacer acciones fácilmente.</text:p>
        </text:list-item>
        <text:list-item>
          <text:p text:style-name="P93"><text:span text:style-name="T9">Consistencia y estándares:</text:span> la interfaz debe ser coherente y seguir convenciones.</text:p>
        </text:list-item>
        <text:list-item>
          <text:p text:style-name="P93"><text:span text:style-name="T9">Prevención de errores:</text:span> diseñar para evitar que el usuario cometa errores.</text:p>
        </text:list-item>
        <text:list-item>
          <text:p text:style-name="P93"><text:span text:style-name="T9">Reconocer antes que recordar:</text:span> facilitar el reconocimiento de opciones y elementos, no depender de la memoria.</text:p>
        </text:list-item>
        <text:list-item>
          <text:p text:style-name="P93"><text:span text:style-name="T9">Flexibilidad y eficiencia:</text:span> permitir atajos para usuarios avanzados.</text:p>
        </text:list-item>
        <text:list-item>
          <text:p text:style-name="P93"><text:span text:style-name="T9">Estética y diseño minimalista:</text:span> evitar la sobrecarga de información.</text:p>
        </text:list-item>
        <text:list-item>
          <text:p text:style-name="P93"><text:span text:style-name="T9">Ayudar a reconocer, diagnosticar y recuperarse de errores:</text:span> mensajes claros y comprensibles.</text:p>
        </text:list-item>
        <text:list-item>
          <text:p text:style-name="P102"><text:span text:style-name="T9">Ayuda y documentación:</text:span> Ofrecer ayuda accesible aunque el sistema sea fácil de usar.</text:p>
        </text:list-item>
      </text:list>
      <text:p text:style-name="P165"><text:bookmark text:name="_o6360e7m30t6"/>2.5 Accesibilidad: principios básicos</text:p>
      <text:p text:style-name="P117">La accesibilidad es un componente esencial para que cualquier usuario, incluyendo personas con discapacidades, pueda usar la interfaz. Existen multitud de elementos a tener en cuenta para hacer una aplicación más accesible. A continuación, comentamos algunos de los principios más importantes a tener en cuenta para un diseño accesible.</text:p>
      <text:list xml:id="list2045920211" text:style-name="WWNum51">
        <text:list-item>
          <text:p text:style-name="P104"><text:span text:style-name="T9">Principios básicos de accesibilidad:</text:span></text:p>
          <text:list>
            <text:list-item>
              <text:p text:style-name="P123"><text:span text:style-name="T9">Contraste adecuado:</text:span> Colores que permitan distinguir texto y elementos visuales, importante para personas con dificultades visuales.</text:p>
            </text:list-item>
            <text:list-item>
              <text:p text:style-name="P123"><text:span text:style-name="T9">Navegación clara:</text:span> Que sea posible navegar usando teclado o lectores de pantalla. </text:p>
            </text:list-item>
            <text:list-item>
              <text:p text:style-name="P123"><text:span text:style-name="T9">Diseño inclusivo:</text:span> Evitar depender únicamente del color para transmitir información (ejemplo: rojo para error debe ir acompañado de un icono o texto).</text:p>
            </text:list-item>
            <text:list-item>
              <text:p text:style-name="P123"><text:span text:style-name="T9">Tamaño de fuente legible:</text:span> Textos suficientemente grandes y con tipografías claras.</text:p>
            </text:list-item>
            <text:list-item>
              <text:p text:style-name="P131"><text:soft-page-break/><text:span text:style-name="T9">Compatibilidad con tecnologías asistivas:</text:span> Interfaces que funcionen con lectores de pantalla, ampliadores de pantalla, etc.</text:p>
            </text:list-item>
          </text:list>
        </text:list-item>
      </text:list>
      <text:p text:style-name="P162"><text:bookmark text:name="_m6i0ae1fwzr4"/>3. Tipos de interfaces gráficas</text:p>
      <text:p text:style-name="P117">Las interfaces gráficas de usuario pueden clasificarse según el tipo de dispositivo o la tecnología con la que se interactúa. Cada tipo tiene características propias, retos específicos y usos comunes. Es importante conocer estas diferencias para planificar y diseñar interfaces adecuadas y efectivas.</text:p>
      <text:p text:style-name="P166"><text:bookmark text:name="_825mjypx7kgk"/>3.1 Interfaces de escritorio (Windows, MacOS, Linux)</text:p>
      <text:p text:style-name="P117">Estas interfaces son las más clásicas y tradicionales, diseñadas para ordenadores personales y estaciones de trabajo.</text:p>
      <text:list xml:id="list3551664765" text:style-name="WWNum5">
        <text:list-item>
          <text:p text:style-name="P119"><text:span text:style-name="T9">Características principales:</text:span></text:p>
          <text:list>
            <text:list-item>
              <text:p text:style-name="P124">Uso con teclado y ratón.</text:p>
            </text:list-item>
            <text:list-item>
              <text:p text:style-name="P124">Ventanas múltiples, menús desplegables, barras de herramientas.</text:p>
            </text:list-item>
            <text:list-item>
              <text:p text:style-name="P124">Suelen permitir gran cantidad de información y funcionalidades en pantalla.</text:p>
            </text:list-item>
            <text:list-item>
              <text:p text:style-name="P124">Espacios amplios para elementos visuales.</text:p>
            </text:list-item>
          </text:list>
        </text:list-item>
        <text:list-item>
          <text:p text:style-name="P120"><text:span text:style-name="T9">Sistemas operativos comunes:</text:span></text:p>
          <text:list>
            <text:list-item>
              <text:p text:style-name="P124"><text:span text:style-name="T9">Windows:</text:span> dominante en entornos empresariales y domésticos.</text:p>
            </text:list-item>
            <text:list-item>
              <text:p text:style-name="P124"><text:span text:style-name="T9">MacOS:</text:span> usado en equipos Apple, reconocido por su diseño cuidado.</text:p>
            </text:list-item>
            <text:list-item>
              <text:p text:style-name="P132"><text:span text:style-name="T9">Linux:</text:span> popular en entornos técnicos y desarrolladores, con interfaces variadas (GNOME, KDE, etc.).</text:p>
            </text:list-item>
          </text:list>
        </text:list-item>
      </text:list>
      <text:p text:style-name="P166"><text:bookmark text:name="_mkj2lfrx1seh"/>3.2 Interfaces móviles (Android, iOS)</text:p>
      <text:p text:style-name="P117">Diseñadas para dispositivos con pantalla táctil, como smartphones y tablets.</text:p>
      <text:list xml:id="list268086127" text:style-name="WWNum53">
        <text:list-item>
          <text:p text:style-name="P105"><text:span text:style-name="T9">Características principales:</text:span></text:p>
          <text:list>
            <text:list-item>
              <text:p text:style-name="P125">Interacción táctil: toques, deslizamientos, pellizcos.</text:p>
            </text:list-item>
            <text:list-item>
              <text:p text:style-name="P125">Espacios limitados, necesidad de simplificar la interfaz.</text:p>
            </text:list-item>
            <text:list-item>
              <text:p text:style-name="P125">Uso frecuente en movimiento y con una sola mano.</text:p>
            </text:list-item>
            <text:list-item>
              <text:p text:style-name="P125">Interfaces orientadas a gestos, accesos rápidos y notificaciones.</text:p>
            </text:list-item>
          </text:list>
        </text:list-item>
        <text:list-item>
          <text:p text:style-name="P94"><text:soft-page-break/><text:span text:style-name="T9">Sistemas operativos principales:</text:span></text:p>
          <text:list>
            <text:list-item>
              <text:p text:style-name="P125"><text:span text:style-name="T9">Android:</text:span> Sistema abierto y altamente personalizable.</text:p>
            </text:list-item>
            <text:list-item>
              <text:p text:style-name="P133"><text:span text:style-name="T9">iOS:</text:span> Sistema cerrado, enfocado en experiencia uniforme y controlada.</text:p>
            </text:list-item>
          </text:list>
        </text:list-item>
      </text:list>
      <text:p text:style-name="P166"><text:bookmark text:name="_8we6eiqbfmjy"/>3.3 Interfaces híbridas (app multiplataforma)</text:p>
      <text:p text:style-name="P117">Son aplicaciones que funcionan en varios tipos de dispositivos con una sola base de código.</text:p>
      <text:list xml:id="list2226397637" text:style-name="WWNum27">
        <text:list-item>
          <text:p text:style-name="P106"><text:span text:style-name="T9">Características:</text:span></text:p>
          <text:list>
            <text:list-item>
              <text:p text:style-name="P126">Se adaptan automáticamente a pantallas grandes y pequeñas.</text:p>
            </text:list-item>
            <text:list-item>
              <text:p text:style-name="P126">Permiten un desarrollo más rápido y económico.</text:p>
            </text:list-item>
            <text:list-item>
              <text:p text:style-name="P126">Usan tecnologías como React Native, Flutter, Ionic, Quasar, Kotlin Multiplatform.</text:p>
            </text:list-item>
            <text:list-item>
              <text:p text:style-name="P134">Desafío: lograr buen rendimiento y experiencia nativa en cada plataforma.</text:p>
            </text:list-item>
          </text:list>
        </text:list-item>
      </text:list>
      <text:p text:style-name="P166"><text:bookmark text:name="_9f67b365jj7w"/>3.4 Realidad Aumentada (AR) y Realidad Virtual (VR)</text:p>
      <text:p text:style-name="P117">Interfaces que integran o crean entornos digitales para aumentar o sustituir la realidad.</text:p>
      <text:list xml:id="list1676689572" text:style-name="WWNum36">
        <text:list-item>
          <text:p text:style-name="P107"><text:span text:style-name="T9">Realidad Aumentada (AR):</text:span></text:p>
          <text:list>
            <text:list-item>
              <text:p text:style-name="P127">Superpone información digital sobre la imagen del mundo real.</text:p>
            </text:list-item>
            <text:list-item>
              <text:p text:style-name="P127">Ejemplos: juegos como Pokémon Go, aplicaciones de navegación o diseño.</text:p>
            </text:list-item>
          </text:list>
        </text:list-item>
        <text:list-item>
          <text:p text:style-name="P95"><text:span text:style-name="T9">Realidad Virtual (VR):</text:span></text:p>
          <text:list>
            <text:list-item>
              <text:p text:style-name="P127">Sumergen al usuario en un entorno completamente digital.</text:p>
            </text:list-item>
            <text:list-item>
              <text:p text:style-name="P127">Usan gafas o cascos especiales.</text:p>
            </text:list-item>
            <text:list-item>
              <text:p text:style-name="P127">Aplicaciones en videojuegos, formación, simulación.</text:p>
            </text:list-item>
          </text:list>
        </text:list-item>
        <text:list-item>
          <text:p text:style-name="P95"><text:span text:style-name="T9">Características comunes:</text:span></text:p>
          <text:list>
            <text:list-item>
              <text:p text:style-name="P127">Interfaces 3D, inmersivas.</text:p>
            </text:list-item>
            <text:list-item>
              <text:p text:style-name="P127"><text:soft-page-break/>Requieren sensores de movimiento, cámaras o mandos.</text:p>
            </text:list-item>
            <text:list-item>
              <text:p text:style-name="P135">Desafíos: evitar mareos, diseñar interacciones intuitivas en 3D.</text:p>
            </text:list-item>
          </text:list>
        </text:list-item>
      </text:list>
      <text:p text:style-name="P166"><text:bookmark text:name="_bvufazdk4og2"/>3.5 Interfaces gestuales (Kinect, sensores)</text:p>
      <text:p text:style-name="P117">Permiten controlar dispositivos mediante movimientos del cuerpo o gestos con las manos.</text:p>
      <text:list xml:id="list3387989421" text:style-name="WWNum34">
        <text:list-item>
          <text:p text:style-name="P108"><text:span text:style-name="T9">Ejemplos:</text:span></text:p>
          <text:list>
            <text:list-item>
              <text:p text:style-name="P128"><text:span text:style-name="T9">Kinect:</text:span> sensor de Microsoft para videoconsolas que detecta movimientos.</text:p>
            </text:list-item>
            <text:list-item>
              <text:p text:style-name="P128">Cámaras y sensores en dispositivos para reconocer gestos.</text:p>
            </text:list-item>
            <text:list-item>
              <text:p text:style-name="P128">Aplicaciones en juegos, presentaciones, control sin contacto.</text:p>
            </text:list-item>
          </text:list>
        </text:list-item>
        <text:list-item>
          <text:p text:style-name="P96"><text:span text:style-name="T9">Características:</text:span></text:p>
          <text:list>
            <text:list-item>
              <text:p text:style-name="P128">Eliminan la necesidad de dispositivos físicos (ratón, teclado).</text:p>
            </text:list-item>
            <text:list-item>
              <text:p text:style-name="P128">Interacción natural, pero pueden ser menos precisas.</text:p>
            </text:list-item>
            <text:list-item>
              <text:p text:style-name="P136">Requieren diseño claro de gestos para evitar confusión.</text:p>
            </text:list-item>
          </text:list>
        </text:list-item>
      </text:list>
      <text:p text:style-name="P166"><text:bookmark text:name="_3zkr1ls5ucfj"/>3.6 Interfaces por voz (asistentes personales: Siri, Alexa…)</text:p>
      <text:p text:style-name="P117">Interacción mediante comandos y respuestas habladas.</text:p>
      <text:list xml:id="list181252940" text:style-name="WWNum9">
        <text:list-item>
          <text:p text:style-name="P109"><text:span text:style-name="T9">Ejemplos:</text:span></text:p>
          <text:list>
            <text:list-item>
              <text:p text:style-name="P129"><text:span text:style-name="T9">Siri (Apple), Alexa (Amazon), Google Assistant</text:span></text:p>
            </text:list-item>
            <text:list-item>
              <text:p text:style-name="P129">Se usan en smartphones, altavoces inteligentes, coches, etc.</text:p>
            </text:list-item>
          </text:list>
        </text:list-item>
        <text:list-item>
          <text:p text:style-name="P97"><text:span text:style-name="T9">Características:</text:span></text:p>
          <text:list>
            <text:list-item>
              <text:p text:style-name="P129">Permiten controlar dispositivos sin usar manos.</text:p>
            </text:list-item>
            <text:list-item>
              <text:p text:style-name="P129">Ideales para multitarea o accesibilidad.</text:p>
            </text:list-item>
            <text:list-item>
              <text:p text:style-name="P137">Desafíos: reconocimiento de voz preciso, interpretación del lenguaje natural, respuesta contextual.</text:p>
            </text:list-item>
          </text:list>
        </text:list-item>
      </text:list>
      <text:p text:style-name="Heading_20_1"><text:bookmark text:name="_4mi5xg86g6s"/><text:soft-page-break/>4. UI vs UX: La colaboración perfecta entre ciencia y arte</text:p>
      <text:p text:style-name="Standard">Aunque UI (Interfaz de Usuario) y UX (Experiencia de Usuario) suelen confundirse, son disciplinas complementarias pero distintas, como un arquitecto (UX) y un diseñador de interiores (UI). Uno asegura que la casa no se caerá; el otro, que sea hermosa y acogedora.</text:p>
      <text:p text:style-name="Standard"/>
      <text:p text:style-name="P1"><text:span text:style-name="T9">Diferencias Clave Entre UI y UX</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5"><text:span text:style-name="T9">Aspecto</text:span></text:p>
          </table:table-cell>
          <table:table-cell table:style-name="Table1.B1" office:value-type="string">
            <text:p text:style-name="P25"><text:span text:style-name="T9">UX (User Experience)</text:span></text:p>
          </table:table-cell>
          <table:table-cell table:style-name="Table1.B1" office:value-type="string">
            <text:p text:style-name="P25"><text:span text:style-name="T9">UI (User Interface)</text:span></text:p>
          </table:table-cell>
        </table:table-row>
        <table:table-row table:style-name="Table1.2">
          <table:table-cell table:style-name="Table1.A1" office:value-type="string">
            <text:p text:style-name="P25"><text:span text:style-name="T9">Enfoque</text:span></text:p>
          </table:table-cell>
          <table:table-cell table:style-name="Table1.B1" office:value-type="string">
            <text:p text:style-name="P25">¿Funciona bien? (Lógica, flujos, usabilidad).</text:p>
          </table:table-cell>
          <table:table-cell table:style-name="Table1.B1" office:value-type="string">
            <text:p text:style-name="P25">¿Se ve bien? (Estética, interactividad visual).</text:p>
          </table:table-cell>
        </table:table-row>
        <table:table-row table:style-name="Table1.2">
          <table:table-cell table:style-name="Table1.A1" office:value-type="string">
            <text:p text:style-name="P25"><text:span text:style-name="T9">Objetivo</text:span></text:p>
          </table:table-cell>
          <table:table-cell table:style-name="Table1.B1" office:value-type="string">
            <text:p text:style-name="P25">Solucionar problemas del usuario.</text:p>
          </table:table-cell>
          <table:table-cell table:style-name="Table1.B1" office:value-type="string">
            <text:p text:style-name="P25">Comunicar la marca de forma atractiva.</text:p>
          </table:table-cell>
        </table:table-row>
        <table:table-row table:style-name="Table1.2">
          <table:table-cell table:style-name="Table1.A1" office:value-type="string">
            <text:p text:style-name="P25"><text:span text:style-name="T9">Proceso</text:span></text:p>
          </table:table-cell>
          <table:table-cell table:style-name="Table1.B1" office:value-type="string">
            <text:p text:style-name="P25">Investigación, wireframes, testeos.</text:p>
          </table:table-cell>
          <table:table-cell table:style-name="Table1.B1" office:value-type="string">
            <text:p text:style-name="P25">Diseño visual, animaciones, prototipos.</text:p>
          </table:table-cell>
        </table:table-row>
        <table:table-row table:style-name="Table1.2">
          <table:table-cell table:style-name="Table1.A1" office:value-type="string">
            <text:p text:style-name="P25"><text:span text:style-name="T9">Herramientas</text:span></text:p>
          </table:table-cell>
          <table:table-cell table:style-name="Table1.B1" office:value-type="string">
            <text:p text:style-name="P25">Miro, FigJam, Hotjar, UserTesting.</text:p>
          </table:table-cell>
          <table:table-cell table:style-name="Table1.B1" office:value-type="string">
            <text:p text:style-name="P25">Figma, Adobe XD, Sketch, After Effects.</text:p>
          </table:table-cell>
        </table:table-row>
        <table:table-row table:style-name="Table1.2">
          <table:table-cell table:style-name="Table1.A1" office:value-type="string">
            <text:p text:style-name="P25"><text:span text:style-name="T9">Métrica</text:span></text:p>
          </table:table-cell>
          <table:table-cell table:style-name="Table1.B1" office:value-type="string">
            <text:p text:style-name="P25">Tasa de éxito en tareas, satisfacción.</text:p>
          </table:table-cell>
          <table:table-cell table:style-name="Table1.B1" office:value-type="string">
            <text:p text:style-name="P25">Atractivo visual, consistencia de marca.</text:p>
          </table:table-cell>
        </table:table-row>
      </table:table>
      <text:p text:style-name="Standard"><text:span text:style-name="T9">Ejemplo práctico:</text:span></text:p>
      <text:list xml:id="list4060687615" text:style-name="WWNum44">
        <text:list-item>
          <text:p text:style-name="P35"><text:span text:style-name="T9">UX en una app de banco:</text:span></text:p>
          <text:list>
            <text:list-item>
              <text:p text:style-name="P139">Asegura que transferir dinero toma 2 pasos (no 5 pasos).</text:p>
            </text:list-item>
            <text:list-item>
              <text:p text:style-name="P139">Investiga por qué los usuarios abandonan el proceso.</text:p>
            </text:list-item>
          </text:list>
        </text:list-item>
        <text:list-item>
          <text:p text:style-name="P35"><text:span text:style-name="T9">UI en la misma app:</text:span></text:p>
          <text:list>
            <text:list-item>
              <text:p text:style-name="P139">Diseña un botón de "Transferir" visible y con feedback táctil.</text:p>
            </text:list-item>
            <text:list-item>
              <text:p text:style-name="P139">Usa colores que inspiren confianza (azules profundos).</text:p>
            </text:list-item>
          </text:list>
        </text:list-item>
      </text:list>
      <text:p text:style-name="Standard"><text:span text:style-name="T9">¿Cómo Colaboran?</text:span></text:p>
      <text:p text:style-name="Standard">Un producto excelente requiere que ambos roles trabajen en simbiosis:</text:p>
      <text:p text:style-name="Standard"><text:span text:style-name="T9">1. UX Define el "Qué" y "Por Qué"</text:span></text:p>
      <text:list xml:id="list785817676" text:style-name="WWNum63">
        <text:list-item>
          <text:p text:style-name="P36"><text:span text:style-name="T9">Actividades clave:</text:span></text:p>
          <text:list>
            <text:list-item>
              <text:p text:style-name="P140"><text:soft-page-break/>Investigar necesidades reales (entrevistas, mapas de empatía).</text:p>
            </text:list-item>
            <text:list-item>
              <text:p text:style-name="P140">Crear wireframes (esqueletos funcionales) y user flows.</text:p>
            </text:list-item>
            <text:list-item>
              <text:p text:style-name="P140">Testear prototipos con usuarios.</text:p>
            </text:list-item>
          </text:list>
        </text:list-item>
      </text:list>
      <text:p text:style-name="Standard"><text:span text:style-name="T9">Ejemplo</text:span>:<text:line-break/>El equipo UX de Spotify descubre que los usuarios quieren saltar intros de podcasts.</text:p>
      <text:p text:style-name="Standard"><text:span text:style-name="T9">2. UI Diseña el "Cómo"</text:span></text:p>
      <text:list xml:id="list3853838793" text:style-name="WWNum59">
        <text:list-item>
          <text:p text:style-name="P37"><text:span text:style-name="T9">Actividades clave:</text:span></text:p>
          <text:list>
            <text:list-item>
              <text:p text:style-name="P141">Transformar wireframes en interfaces visualmente coherentes.</text:p>
            </text:list-item>
            <text:list-item>
              <text:p text:style-name="P141">Aplicar guías de estilo (colores, tipografía, microinteracciones).</text:p>
            </text:list-item>
            <text:list-item>
              <text:p text:style-name="P141">Prototipar animaciones (ej: cómo se expande un menú).</text:p>
            </text:list-item>
          </text:list>
        </text:list-item>
      </text:list>
      <text:p text:style-name="Standard"><text:span text:style-name="T9">Ejemplo</text:span>:<text:line-break/>El equipo UI de Spotify diseña un botón de "saltar 15 segundos" con un ícono intuitivo y un sonido satisfactorio.</text:p>
      <text:p text:style-name="Standard"/>
      <text:p text:style-name="Standard"><text:span text:style-name="T9">Errores Comunes en la colaboración</text:span></text:p>
      <text:p text:style-name="Standard"><text:span text:style-name="T8">❌ </text:span>"Trabajar en silos": UI diseña sin entender los insights de UX (resultado: bonito pero inusable).<text:line-break/><text:span text:style-name="T8">❌ </text:span>Saltarse la investigación: UI empieza a diseñar pantallas antes de validar flujos con UX.<text:line-break/><text:span text:style-name="T8">❌ </text:span>Priorizar estética sobre funcionalidad: Ej: botones "minimalistas" tan sutiles que los usuarios no los ven.</text:p>
      <text:p text:style-name="Standard"><text:span text:style-name="T9">Caso real:</text:span></text:p>
      <text:list xml:id="list4236912322" text:style-name="WWNum69">
        <text:list-item>
          <text:p text:style-name="P38">Snapchat rediseñó su UI en 2018 sin considerar hábitos de usuarios. Resultado: 1.2M de quejas y caída del 25% en ingresos.</text:p>
        </text:list-item>
      </text:list>
      <text:p text:style-name="Standard"><text:span text:style-name="T9">Flujo Ideal de Trabajo Conjunto</text:span></text:p>
      <text:list xml:id="list3339781903" text:style-name="WWNum49">
        <text:list-item>
          <text:p text:style-name="P39"><text:span text:style-name="T9">UX Investiga</text:span>: Identifica problemas y crea wireframes básicos.</text:p>
        </text:list-item>
        <text:list-item>
          <text:p text:style-name="P39"><text:span text:style-name="T9">UI Propone:</text:span> Diseña opciones visuales basadas en esos wireframes.</text:p>
        </text:list-item>
        <text:list-item>
          <text:p text:style-name="P39"><text:span text:style-name="T9">Juntos testean</text:span>: Validan con usuarios y ajustan.</text:p>
        </text:list-item>
        <text:list-item>
          <text:p text:style-name="P39"><text:span text:style-name="T9">Iteran</text:span>: Mejoran continuamente (UI ajusta detalles, UX optimiza flujos).</text:p>
        </text:list-item>
      </text:list>
      <text:p text:style-name="Standard"><text:span text:style-name="T9">Ejemplo de éxito:</text:span></text:p>
      <text:list xml:id="list389228444" text:style-name="WWNum61">
        <text:list-item>
          <text:p text:style-name="P40"><text:soft-page-break/>Airbnb:</text:p>
          <text:list>
            <text:list-item>
              <text:p text:style-name="P142">UX investigó que los usuarios querían sentir "confianza" al reservar.</text:p>
            </text:list-item>
            <text:list-item>
              <text:p text:style-name="P142">UI respondió con fotos grandes de anfitriones y reseñas prominentes.</text:p>
            </text:list-item>
          </text:list>
        </text:list-item>
      </text:list>
      <text:p text:style-name="Heading_20_1"><text:bookmark text:name="_a8egx5yyv8mn"/>5. Principios de diseño de interfaces gráficas</text:p>
      <text:p text:style-name="Standard">Diseñar una interfaz efectiva va más allá de hacerla "bonita". Es como construir señales en una carretera: si son inconsistentes o confusas, los usuarios terminarán perdidos y frustrados. Debemos evitar que tus usuarios se sientan como en un laberinto sin salida. Estos principios son tu GPS para la usabilidad:</text:p>
      <text:p text:style-name="Heading_20_2"><text:bookmark text:name="_wj7kl6n99iz1"/>5.1 Consistencia (El "déjà vu" positivo)</text:p>
      <text:p text:style-name="Standard">¿Por qué? Los usuarios no deberían preguntarse: "¿Este botón hace lo mismo que el de ayer?"</text:p>
      <text:list xml:id="list689455671" text:style-name="WWNum20">
        <text:list-item>
          <text:p text:style-name="P41"><text:span text:style-name="T9">Reglas de oro:</text:span></text:p>
          <text:list>
            <text:list-item>
              <text:p text:style-name="P143">Mismo color para acciones similares (ej: verde = guardar, rojo = eliminar).</text:p>
            </text:list-item>
            <text:list-item>
              <text:p text:style-name="P143">Tipografía uniforme: Un solo tipo de fuente para títulos, otro para cuerpo.</text:p>
            </text:list-item>
            <text:list-item>
              <text:p text:style-name="P143">Iconos familiares: Usar el mismo ícono de "lupa" para buscar en toda la app.</text:p>
            </text:list-item>
          </text:list>
        </text:list-item>
        <text:list-item>
          <text:p text:style-name="P41"><text:span text:style-name="T9">Ejemplo real:</text:span></text:p>
          <text:list>
            <text:list-item>
              <text:p text:style-name="P143">Google usa azul para los enlaces en todos sus productos (Gmail, Drive, etc.).</text:p>
            </text:list-item>
          </text:list>
        </text:list-item>
        <text:list-item>
          <text:p text:style-name="P41"><text:span text:style-name="T9">Error común:</text:span></text:p>
          <text:list>
            <text:list-item>
              <text:p text:style-name="P143">Cambiar el lugar del "Carrito" en un e-commerce (¡asesino de conversiones!).</text:p>
            </text:list-item>
          </text:list>
        </text:list-item>
      </text:list>
      <text:p text:style-name="P11"/>
      <text:p text:style-name="Heading_20_2"><text:bookmark text:name="_kgeyxd33bbb6"/>5.2 Visibilidad del estado del sistema (¿Esto sigue vivo?)</text:p>
      <text:p text:style-name="Standard">¿Por qué? Nada genera más ansiedad que un botón que no responde y nos genera la duda de si ¿Esto sigue vivo? ¿Está funcionando? ¿Se ha “colgado”?</text:p>
      <text:list xml:id="list3947043414" text:style-name="WWNum24">
        <text:list-item>
          <text:p text:style-name="P42"><text:span text:style-name="T9">Tácticas:</text:span></text:p>
          <text:list>
            <text:list-item>
              <text:p text:style-name="P144">Feedback inmediato: animaciones al hacer clic (ej: botón que se "hunde").</text:p>
            </text:list-item>
            <text:list-item>
              <text:p text:style-name="P144">Indicadores claros:</text:p>
              <text:list>
                <text:list-item>
                  <text:p text:style-name="P161"><text:soft-page-break/>Carga: spinners o barras de progreso.</text:p>
                </text:list-item>
                <text:list-item>
                  <text:p text:style-name="P161">Éxito/Error: mensajes como "Tu pedido se guardó" o "Corrige el campo en rojo".</text:p>
                </text:list-item>
              </text:list>
            </text:list-item>
          </text:list>
        </text:list-item>
        <text:list-item>
          <text:p text:style-name="P42"><text:span text:style-name="T9">Ejemplo real: </text:span>LinkedIn muestra un círculo de progreso al subir un archivo.</text:p>
        </text:list-item>
        <text:list-item>
          <text:p text:style-name="P42"><text:span text:style-name="T9">Error común: </text:span>un formulario que no indica que se está enviando (usuarios lo llenan 5 veces).</text:p>
        </text:list-item>
      </text:list>
      <text:p text:style-name="Heading_20_2"><text:bookmark text:name="_2fsir5m4nplr"/>5.3 Control y libertad del usuario (La "puerta de emergencia")</text:p>
      <text:p text:style-name="Standard">¿Por qué? Todos merecemos una segunda oportunidad (incluso en digital). Es bastante habitual equivocarse usando una aplicación, especialmente las primeras veces que se utiliza.</text:p>
      <text:list xml:id="list4236368654" text:style-name="WWNum1">
        <text:list-item>
          <text:p text:style-name="P43"><text:span text:style-name="T9">Claves</text:span>:</text:p>
          <text:list>
            <text:list-item>
              <text:p text:style-name="P145">Deshacer/rehacer: como el Ctrl + Z en editores de texto.</text:p>
            </text:list-item>
            <text:list-item>
              <text:p text:style-name="P145">Salidas obvias: botón "Cancelar" en diálogos o "Volver atrás" visible.</text:p>
            </text:list-item>
          </text:list>
        </text:list-item>
        <text:list-item>
          <text:p text:style-name="P43"><text:span text:style-name="T9">Ejemplo real: </text:span>Gmail permite recuperar emails borrados dentro de 30 segundos.</text:p>
        </text:list-item>
        <text:list-item>
          <text:p text:style-name="P43"><text:span text:style-name="T9">Error común: </text:span>un proceso de compra sin opción de editar el carrito antes de pagar.</text:p>
        </text:list-item>
      </text:list>
      <text:p text:style-name="Heading_20_2"><text:bookmark text:name="_w8r5em5jbe11"/>5.4 Prevención de errores (Mejor un "no puedes" que un "ups")</text:p>
      <text:p text:style-name="Standard">¿Por qué? Corregir errores cuesta 10 veces más que prevenirlos.</text:p>
      <text:list xml:id="list1364244237" text:style-name="WWNum38">
        <text:list-item>
          <text:p text:style-name="P44"><text:span text:style-name="T9">Estrategias</text:span>:</text:p>
          <text:list>
            <text:list-item>
              <text:p text:style-name="P146">Desactivar botones hasta que se completen campos obligatorios.</text:p>
            </text:list-item>
            <text:list-item>
              <text:p text:style-name="P146">Validación en tiempo real: Mensajes como "La contraseña necesita 8 caracteres".</text:p>
            </text:list-item>
          </text:list>
        </text:list-item>
        <text:list-item>
          <text:p text:style-name="P44"><text:span text:style-name="T9">Ejemplo real: </text:span>Twitter muestra en rojo cuando un tweet supera el límite de caracteres.</text:p>
        </text:list-item>
        <text:list-item>
          <text:p text:style-name="P44"><text:span text:style-name="T9">Error común: </text:span>un formulario que solo muestra errores después de enviar.</text:p>
        </text:list-item>
      </text:list>
      <text:p text:style-name="Heading_20_2"><text:bookmark text:name="_1yd4wv3aa23j"/>5.5 Reconocimiento &gt; Recuerdo (¿Dónde estaba eso? ¡Ah, aquí!)</text:p>
      <text:p text:style-name="Standard">¿Por qué? La memoria humana es frágil (y los usuarios son perezosos).</text:p>
      <text:list xml:id="list3825374476" text:style-name="WWNum33">
        <text:list-item>
          <text:p text:style-name="P45"><text:span text:style-name="T9">Cómo aplicarlo:</text:span></text:p>
          <text:list>
            <text:list-item>
              <text:p text:style-name="P147"><text:soft-page-break/>Menús explícitos: opciones visibles (ej: pestañas en lugar de comandos ocultos).</text:p>
            </text:list-item>
            <text:list-item>
              <text:p text:style-name="P147">Jerarquía visual: lo importante primero (como un periódico).</text:p>
            </text:list-item>
          </text:list>
        </text:list-item>
        <text:list-item>
          <text:p text:style-name="P45"><text:span text:style-name="T9">Ejemplo real: </text:span>Amazon muestra categorías en un menú desplegable gigante (nada está "escondido").</text:p>
        </text:list-item>
        <text:list-item>
          <text:p text:style-name="P45"><text:span text:style-name="T9">Error común: </text:span>app de banca que esconde la opción de transferencia en un menú hamburguesa.</text:p>
        </text:list-item>
      </text:list>
      <text:p text:style-name="Heading_20_1"><text:bookmark text:name="_51tmn2qqi2e6"/></text:p>
      <text:p text:style-name="P163"><text:bookmark text:name="_ihjeyt5cilbz"/>6. Arquitectura emocional: diseño centrado en el usuario </text:p>
      <text:p text:style-name="Standard">No basta con que una interfaz funcione; debe hacer que los usuarios se sientan capaces, satisfechos y hasta felices. El diseño va más allá de la funcionalidad: diseñar experiencias que conecten emocionalmente) La arquitectura emocional es el arte de diseñar no solo para los ojos, sino para el corazón.</text:p>
      <text:p text:style-name="Standard"><text:span text:style-name="T9">¿Por qué las emociones importan en el diseño?</text:span></text:p>
      <text:list xml:id="list3773084045" text:style-name="WWNum68">
        <text:list-item>
          <text:p text:style-name="P46">El 95% de las decisiones de compra son subconscientes (guiadas por emociones).</text:p>
        </text:list-item>
        <text:list-item>
          <text:p text:style-name="P46"><text:span text:style-name="T9">Ejemplo real:</text:span></text:p>
          <text:list>
            <text:list-item>
              <text:p text:style-name="P148">Apple no vende tecnología, vende experiencias de lujo y simplicidad (el "placer" de deslizar un iPhone).</text:p>
            </text:list-item>
            <text:list-item>
              <text:p text:style-name="P148">Duolingo convierte aprender idiomas en un juego (con mascotas animadas y recompensas instantáneas).</text:p>
            </text:list-item>
          </text:list>
        </text:list-item>
      </text:list>
      <text:p text:style-name="Standard"><text:span text:style-name="T9">Claves para diseñar emociones</text:span></text:p>
      <text:p text:style-name="Standard">1. <text:span text:style-name="T9">Empatizar</text:span>: Entender al usuario más allá de los datos</text:p>
      <text:list xml:id="list2979109914" text:style-name="WWNum31">
        <text:list-item>
          <text:p text:style-name="P47"><text:span text:style-name="T9">Herramientas:</text:span></text:p>
          <text:list>
            <text:list-item>
              <text:p text:style-name="P149">Mapas de empatía: ¿Qué siente, piensa, oye y ve tu usuario al usar tu producto?</text:p>
            </text:list-item>
            <text:list-item>
              <text:p text:style-name="P149">User “Personas” con emociones: no solo "Juan, 30 años", sino "Juan siente ansiedad al pagar online y necesita seguridad".</text:p>
            </text:list-item>
          </text:list>
        </text:list-item>
        <text:list-item>
          <text:p text:style-name="P47"><text:span text:style-name="T9">Ejemplo práctico:</text:span></text:p>
          <text:list>
            <text:list-item>
              <text:p text:style-name="P149">Spotify usa playlists como "Canciones para días lluviosos" (empatiza con estados de ánimo).</text:p>
            </text:list-item>
          </text:list>
        </text:list-item>
      </text:list>
      <text:p text:style-name="Standard"><text:span text:style-name="T9">2. Crear experiencias memorables (¡No solo usables!)</text:span></text:p>
      <text:list xml:id="list2519445599" text:style-name="WWNum6">
        <text:list-item>
          <text:p text:style-name="P48">Técnicas:</text:p>
          <text:list>
            <text:list-item>
              <text:p text:style-name="P150">Microinteracciones: pequeñas animaciones que dan feedback (ej: un corazón que "late" al dar like).</text:p>
            </text:list-item>
            <text:list-item>
              <text:p text:style-name="P150">Sorpresa y deleite: detalles inesperados, como el "gracias" animado de Slack al cerrar sesión.</text:p>
            </text:list-item>
          </text:list>
        </text:list-item>
        <text:list-item>
          <text:p text:style-name="P48"><text:span text:style-name="T9">Ejemplo real:</text:span></text:p>
          <text:list>
            <text:list-item>
              <text:p text:style-name="P150">Google celebra fechas especiales con Doodles interactivos (genera conexión emocional).</text:p>
            </text:list-item>
          </text:list>
        </text:list-item>
      </text:list>
      <text:p text:style-name="Standard"><text:span text:style-name="T9">3. Eliminar fricciones (El enemigo de las emociones positivas)</text:span></text:p>
      <text:list xml:id="list895516230" text:style-name="WWNum35">
        <text:list-item>
          <text:p text:style-name="P49"><text:soft-page-break/>¿Qué es una fricción?: Cualquier obstáculo que genere frustración (ej: formularios largos, pasos redundantes).</text:p>
        </text:list-item>
        <text:list-item>
          <text:p text:style-name="P49"><text:span text:style-name="T9">Cómo evitarlas:</text:span></text:p>
          <text:list>
            <text:list-item>
              <text:p text:style-name="P151">Simplifica flujos: ¿Realmente necesitas 5 pasos para crear una cuenta?</text:p>
            </text:list-item>
            <text:list-item>
              <text:p text:style-name="P151">Lenguaje humano: en lugar de "Error 404", usa "Ups, esta página se fue de paseo".</text:p>
            </text:list-item>
          </text:list>
        </text:list-item>
        <text:list-item>
          <text:p text:style-name="P49"><text:span text:style-name="T9">Ejemplo práctico: </text:span>Amazon con *"1-Click Order"* (elimina el carrito de compras para usuarios frecuentes).</text:p>
        </text:list-item>
      </text:list>
      <text:p text:style-name="Standard"><text:span text:style-name="T9">Ejemplo Profundo: El Botón que "Cobra Vida"</text:span></text:p>
      <text:p text:style-name="Standard">Imagina un botón de "Donar" en una ONG:</text:p>
      <text:list xml:id="list3530361685" text:style-name="WWNum64">
        <text:list-item>
          <text:p text:style-name="P50"><text:span text:style-name="T9">Sin emociones:</text:span> Botón gris, estático. Resultado: Usuario duda ("¿Funcionará?").</text:p>
        </text:list-item>
        <text:list-item>
          <text:p text:style-name="P50"><text:span text:style-name="T9">Con arquitectura emocional:</text:span></text:p>
          <text:list>
            <text:list-item>
              <text:p text:style-name="P152">Color cálido (naranja = urgencia + positividad).</text:p>
            </text:list-item>
            <text:list-item>
              <text:p text:style-name="P152">Animación sutil al pasar el mouse (efecto de "respirar").</text:p>
            </text:list-item>
            <text:list-item>
              <text:p text:style-name="P152">Feedback al clicar: Mensaje "¡Gracias por salvar vidas!" + sonido de campana.</text:p>
            </text:list-item>
            <text:list-item>
              <text:p text:style-name="P152">Resultado: El usuario siente impacto inmediato y satisfacción.</text:p>
            </text:list-item>
          </text:list>
        </text:list-item>
      </text:list>
      <text:p text:style-name="Standard"><text:span text:style-name="T9">Técnicas Avanzadas para conectar emocionalmente</text:span></text:p>
      <text:list xml:id="list1749605022" text:style-name="WWNum4">
        <text:list-item>
          <text:p text:style-name="P51"><text:span text:style-name="T9">Psicología del color:</text:span></text:p>
          <text:list>
            <text:list-item>
              <text:p text:style-name="P153">Azul = Confianza (usado en bancos como Chase).</text:p>
            </text:list-item>
            <text:list-item>
              <text:p text:style-name="P153">Rojo = Urgencia (ej: Netflix para el botón "Reproducir").</text:p>
            </text:list-item>
          </text:list>
        </text:list-item>
        <text:list-item>
          <text:p text:style-name="P51"><text:span text:style-name="T9">Storytelling en UI:</text:span></text:p>
          <text:list>
            <text:list-item>
              <text:p text:style-name="P153">Airbnb no muestra propiedades, cuenta historias de viajes (fotos de anfitriones, textos personales).</text:p>
            </text:list-item>
          </text:list>
        </text:list-item>
        <text:list-item>
          <text:p text:style-name="P51"><text:span text:style-name="T9">Sonidos emocionales:</text:span></text:p>
          <text:list>
            <text:list-item>
              <text:p text:style-name="P153">El "pling" de WhatsApp al enviar un mensaje refuerza la instantaneidad.</text:p>
            </text:list-item>
          </text:list>
        </text:list-item>
      </text:list>
      <text:p text:style-name="Heading_20_1"><text:bookmark text:name="_75kar9r6zs6v"/><text:soft-page-break/>7. Modelos mentales y diseño intuitivo: hablar el idioma del usuario</text:p>
      <text:p text:style-name="Standard">Los modelos mentales son los atajos cognitivos que los usuarios han aprendido a lo largo de años de interacción con el mundo digital y físico. Un diseño verdaderamente intuitivo no se explica: un diseño se debe comprender al instante, como un gesto universal.</text:p>
      <text:p text:style-name="Standard"><text:span text:style-name="T9">¿Qué es un Modelo Mental?</text:span></text:p>
      <text:list xml:id="list3720366171" text:style-name="WWNum73">
        <text:list-item>
          <text:p text:style-name="P52">Definición: es la representación interna que una persona tiene sobre cómo funciona un sistema, basada en experiencias previas.</text:p>
        </text:list-item>
        <text:list-item>
          <text:p text:style-name="P52">Ejemplo clásico:</text:p>
          <text:list>
            <text:list-item>
              <text:p text:style-name="P154">Disquete = Guardar: aunque los disquetes ya no existen, el ícono persiste porque los usuarios lo asociaron por décadas con "guardar documentos".</text:p>
            </text:list-item>
          </text:list>
        </text:list-item>
      </text:list>
      <text:p text:style-name="Standard"><text:span text:style-name="T9">Claves para Diseñar con Modelos Mentales</text:span></text:p>
      <text:p text:style-name="P2"/>
      <text:p text:style-name="Standard"><text:span text:style-name="T18">A. Metáforas visuales universales</text:span></text:p>
      <text:p text:style-name="Standard"><text:span text:style-name="T9">¿Por qué funcionan?<text:line-break/></text:span>El cerebro procesa imágenes 60,000 veces más rápido que el texto.</text:p>
      <text:p text:style-name="Standard"><text:span text:style-name="T9">Ejemplos efectivos:</text:span></text:p>
      <text:list xml:id="list3007329363" text:style-name="WWNum58">
        <text:list-item>
          <text:p text:style-name="P53">Papelera → Eliminar (aunque los archivos vayan a la "papelera de reciclaje").</text:p>
        </text:list-item>
        <text:list-item>
          <text:p text:style-name="P53">Carpeta → Agrupar contenidos (como en un escritorio físico).</text:p>
        </text:list-item>
        <text:list-item>
          <text:p text:style-name="P53">Lupa → Buscar (incluso niños que nunca usaron una lupa real lo entienden).</text:p>
        </text:list-item>
      </text:list>
      <text:p text:style-name="Standard"><text:span text:style-name="T9">Caso de estudio:</text:span></text:p>
      <text:list xml:id="list841012407" text:style-name="WWNum75">
        <text:list-item>
          <text:p text:style-name="P54">Apple usa una calculadora skeumórfica (con texturas 3D que imitan objetos reales) porque los usuarios reconocen inmediatamente su función.</text:p>
        </text:list-item>
      </text:list>
      <text:p text:style-name="Standard"><text:span text:style-name="T9">Error común:<text:line-break/></text:span>Crear íconos abstractos sin referencia cultural (ej: un triángulo verde para "guardar").</text:p>
      <text:p text:style-name="Standard"/>
      <text:p text:style-name="Standard"><text:span text:style-name="T18">B. Patrones de interacción aprendidos</text:span></text:p>
      <text:p text:style-name="Standard">Los usuarios esperan que ciertos elementos funcionen siempre igual:</text:p>
      <text:list xml:id="list3023936841" text:style-name="WWNum45">
        <text:list-item>
          <text:p text:style-name="P55">Menú Hamburguesa (≡) → aunque criticado, es universalmente reconocido como "aquí está la navegación".</text:p>
        </text:list-item>
        <text:list-item>
          <text:p text:style-name="P55"><text:soft-page-break/>Swipe izquierda → en listas, significa "eliminar" (gracias a Mail de Apple).</text:p>
        </text:list-item>
        <text:list-item>
          <text:p text:style-name="P55">Arrastrar y soltar → cómo mover archivos entre carpetas en un escritorio real.</text:p>
        </text:list-item>
      </text:list>
      <text:p text:style-name="Standard"><text:span text:style-name="T9">Ejemplo real:</text:span></text:p>
      <text:list xml:id="list4071837131" text:style-name="WWNum41">
        <text:list-item>
          <text:p text:style-name="P56">Tinder popularizó el swipe right = like, y hoy plataformas como LinkedIn lo usan para reclutamiento (sin necesidad de explicarlo).</text:p>
        </text:list-item>
      </text:list>
      <text:p text:style-name="Standard"><text:span text:style-name="T9">¿Cuándo romper el patrón?<text:line-break/></text:span>Solo si aportas un valor claro (ej: Pinterest usó "scroll infinito" cuando otros tenían paginación).</text:p>
      <text:p text:style-name="P2"/>
      <text:p text:style-name="Standard"><text:span text:style-name="T18">C. Diseño que no necesita instrucciones</text:span></text:p>
      <text:p text:style-name="Standard"><text:span text:style-name="T9">Regla de oro:</text:span> Si necesitas un tutorial, tu diseño ha fallado.</text:p>
      <text:p text:style-name="Standard"><text:span text:style-name="T9">Técnicas para lograrlo:</text:span></text:p>
      <text:list xml:id="list3044755412" text:style-name="WWNum71">
        <text:list-item>
          <text:p text:style-name="P57"><text:span text:style-name="T9">Jerarquía visual obvia</text:span>: El botón principal es el más prominente (ej: Spotify hace que "Reproducir" sea verde y gigante).</text:p>
        </text:list-item>
        <text:list-item>
          <text:p text:style-name="P57"><text:span text:style-name="T9">Affordances claras:</text:span> Elementos que "invitan" a interactuar (ej: un botón 3D que parece clickeable).</text:p>
        </text:list-item>
        <text:list-item>
          <text:p text:style-name="P57"><text:span text:style-name="T9">Agrupación lógica</text:span>: Campos de formulario relacionados visualmente (como direcciones en un mismo bloque).</text:p>
        </text:list-item>
      </text:list>
      <text:p text:style-name="Standard"><text:span text:style-name="T9">Ejemplo sencillo y elegante:</text:span></text:p>
      <text:list xml:id="list2569168796" text:style-name="WWNum25">
        <text:list-item>
          <text:p text:style-name="P58">Google Search: Un solo campo de texto centrado, con la lupa al lado. Cero explicaciones necesarias.</text:p>
        </text:list-item>
      </text:list>
      <text:p text:style-name="Standard"><text:span text:style-name="T9">Casos de fracaso por ignorar modelos mentales</text:span></text:p>
      <text:list xml:id="list2888981531" text:style-name="WWNum30">
        <text:list-item>
          <text:p text:style-name="P59"><text:span text:style-name="T9">Microsoft Word (Menú "Ribbon")</text:span>: En 2007, reemplazó menús tradicionales por pestañas horizontales. Los usuarios tardaron años en adaptarse.</text:p>
        </text:list-item>
        <text:list-item>
          <text:p text:style-name="P59"><text:span text:style-name="T9">Instagram (rediseño de 2020 – botón de "Crear" reemplazado por Reels): </text:span>Instagram movió el botón central de “crear una publicación” para colocar “Reels”, priorizando su nueva función sobre el comportamiento habitual de los usuarios. Los usuarios estaban acostumbrados a crear contenido con ese botón y de repente les llevaba a una sección distinta. El cambio fue confuso y rompió el flujo mental habitual.</text:p>
        </text:list-item>
      </text:list>
      <text:p text:style-name="Heading_20_1"><text:bookmark text:name="_odoc9qcw7dvj"/>8. Jerarquía visual e interacción: el arte de guiar la mirada</text:p>
      <text:p text:style-name="Standard">La jerarquía visual es el GPS de tu interfaz: le dice al usuario dónde mirar primero, segundo y tercero, sin que tenga que pensar. Un buen diseño jerárquico hace que la experiencia sea intuitiva, rápida y libre de estrés.</text:p>
      <text:p text:style-name="Standard"><text:span text:style-name="T9">¿Por qué es crucial la jerarquía visual?</text:span></text:p>
      <text:list xml:id="list514681873" text:style-name="WWNum54">
        <text:list-item>
          <text:p text:style-name="P60">El cerebro decide en 50 ms si una interfaz es confiable (Google Research).</text:p>
        </text:list-item>
        <text:list-item>
          <text:p text:style-name="P60"><text:soft-page-break/>El 94% de los usuarios abandona un sitio web si la información es difícil de escanear (NNGroup).</text:p>
        </text:list-item>
      </text:list>
      <text:p text:style-name="Standard"><text:span text:style-name="T9">Técnicas para Dominar la Jerarquía Visual</text:span></text:p>
      <text:p text:style-name="P2"/>
      <text:p text:style-name="Standard"><text:span text:style-name="T9">A. Tamaño = Importancia</text:span></text:p>
      <text:p text:style-name="Standard"><text:span text:style-name="T9">Regla básica</text:span>: Lo más grande se ve primero.</text:p>
      <text:list xml:id="list2105900885" text:style-name="WWNum52">
        <text:list-item>
          <text:p text:style-name="P61"><text:span text:style-name="T9">Ejemplo:</text:span></text:p>
          <text:list>
            <text:list-item>
              <text:p text:style-name="P155">Un título (h1) debe ser 2-3x más grande que el texto normal.</text:p>
            </text:list-item>
            <text:list-item>
              <text:p text:style-name="P155">Botón principal (CTA) más grande que los secundarios.</text:p>
            </text:list-item>
          </text:list>
        </text:list-item>
        <text:list-item>
          <text:p text:style-name="P61"><text:span text:style-name="T9">Caso real:</text:span></text:p>
          <text:list>
            <text:list-item>
              <text:p text:style-name="P155">Spotify hace el botón "Reproducir" enorme y verde, mientras que "Guardar" es más pequeño y discreto.</text:p>
            </text:list-item>
          </text:list>
        </text:list-item>
      </text:list>
      <text:p text:style-name="P2"/>
      <text:p text:style-name="Standard"><text:span text:style-name="T9">B. Color y Contraste</text:span></text:p>
      <text:p text:style-name="Standard">¿Qué funciona?</text:p>
      <text:list xml:id="list3869034418" text:style-name="WWNum46">
        <text:list-item>
          <text:p text:style-name="P62">Colores cálidos (rojo, naranja) atraen más la atención que los fríos (azul, verde).</text:p>
        </text:list-item>
        <text:list-item>
          <text:p text:style-name="P62">Contraste alto entre texto y fondo mejora la legibilidad.</text:p>
        </text:list-item>
        <text:list-item>
          <text:p text:style-name="P62">Un solo color acentuado para elementos clave (ej: botón de compra en rojo).</text:p>
        </text:list-item>
      </text:list>
      <text:p text:style-name="Standard"><text:span text:style-name="T9">Ejemplo:</text:span></text:p>
      <text:list xml:id="list2464882791" text:style-name="WWNum57">
        <text:list-item>
          <text:p text:style-name="P63">Amazon usa amarillo para el botón "Añadir al carrito" (contraste alto sobre fondo blanco).</text:p>
        </text:list-item>
      </text:list>
      <text:p text:style-name="P2"/>
      <text:p text:style-name="Standard"><text:span text:style-name="T9">C. Ubicación Estratégica</text:span></text:p>
      <text:p text:style-name="Standard">Patrones de lectura comunes:</text:p>
      <text:list xml:id="list2083216476" text:style-name="WWNum37">
        <text:list-item>
          <text:p text:style-name="P64"><text:soft-page-break/>F-Shaped Pattern (web): Los usuarios escanean en forma de "F" (primero horizontal, luego vertical).</text:p>
        </text:list-item>
        <text:list-item>
          <text:p text:style-name="P64">Z-Shaped Pattern (landing pages): Ideal para sitios con pocos elementos.</text:p>
        </text:list-item>
      </text:list>
      <text:p text:style-name="Standard">Zonas clave:</text:p>
      <text:list xml:id="list3232045127" text:style-name="WWNum7">
        <text:list-item>
          <text:p text:style-name="P65">Esquina superior izquierda: Logo y menú principal.</text:p>
        </text:list-item>
        <text:list-item>
          <text:p text:style-name="P65">Centro superior: Título principal.</text:p>
        </text:list-item>
        <text:list-item>
          <text:p text:style-name="P65">Final de la "F": Llamados a la acción (botones clave).</text:p>
        </text:list-item>
      </text:list>
      <text:p text:style-name="Standard">Ejemplo:</text:p>
      <text:list xml:id="list571531504" text:style-name="WWNum3">
        <text:list-item>
          <text:p text:style-name="P66">Netflix coloca el botón "Reproducir" justo en el centro de la pantalla.</text:p>
        </text:list-item>
      </text:list>
      <text:p text:style-name="P2"/>
      <text:p text:style-name="Standard"><text:span text:style-name="T9">D. Espaciado y Agrupación (Ley de Proximidad)</text:span></text:p>
      <text:p text:style-name="Standard"><text:span text:style-name="T9">¿En qué consiste?</text:span></text:p>
      <text:list xml:id="list850414690" text:style-name="WWNum17">
        <text:list-item>
          <text:p text:style-name="P67">Los elementos relacionados deben estar juntos.</text:p>
        </text:list-item>
        <text:list-item>
          <text:p text:style-name="P67">Los elementos no relacionados deben tener espacio entre ellos.</text:p>
        </text:list-item>
      </text:list>
      <text:p text:style-name="Standard"><text:span text:style-name="T9">Cómo aplicarlo:</text:span></text:p>
      <text:list xml:id="list193231804" text:style-name="WWNum19">
        <text:list-item>
          <text:p text:style-name="P68">Formularios: Agrupar campos relacionados (ej: "Datos personales" vs. "Datos de pago").</text:p>
        </text:list-item>
        <text:list-item>
          <text:p text:style-name="P68">Tarjetas de producto: Usar márgenes claros para separar productos en un e-commerce.</text:p>
        </text:list-item>
      </text:list>
      <text:p text:style-name="Standard"><text:span text:style-name="T9">Ejemplo:</text:span></text:p>
      <text:list xml:id="list2607770831" text:style-name="WWNum67">
        <text:list-item>
          <text:p text:style-name="P69">Airbnb agrupa precio, valoración y ubicación cerca de la imagen de la propiedad.</text:p>
        </text:list-item>
      </text:list>
      <text:p text:style-name="P2"/>
      <text:p text:style-name="Standard"><text:span text:style-name="T9">E. Tipografía y Peso Visual</text:span></text:p>
      <text:p text:style-name="Standard"><text:span text:style-name="T9">Jerarquía textual:</text:span></text:p>
      <text:list xml:id="list213954629" text:style-name="WWNum60">
        <text:list-item>
          <text:p text:style-name="P70"><text:soft-page-break/>Título principal (bold, grande).</text:p>
        </text:list-item>
        <text:list-item>
          <text:p text:style-name="P70">Subtítulo (menos tamaño, semibold).</text:p>
        </text:list-item>
        <text:list-item>
          <text:p text:style-name="P70">Cuerpo del texto (normal, legible).</text:p>
        </text:list-item>
      </text:list>
      <text:p text:style-name="Standard"><text:span text:style-name="T9">Ejemplo:</text:span></text:p>
      <text:list xml:id="list4002825406" text:style-name="WWNum10">
        <text:list-item>
          <text:p text:style-name="P71">The New York Times usa tipografía en escalas claras:</text:p>
          <text:list>
            <text:list-item>
              <text:p text:style-name="P156">Título: Georgia, 32px, bold.</text:p>
            </text:list-item>
            <text:list-item>
              <text:p text:style-name="P156">Subtítulo: Georgia, 22px, regular.</text:p>
            </text:list-item>
            <text:list-item>
              <text:p text:style-name="P156">Cuerpo: Helvetica, 16px.</text:p>
            </text:list-item>
          </text:list>
        </text:list-item>
      </text:list>
      <text:p text:style-name="Standard"><text:span text:style-name="T9">Ejemplo Práctico: Análisis de una Landing Page</text:span></text:p>
      <text:p text:style-name="Standard"><text:span text:style-name="T9">Objetivo: Suscripción a un newsletter.</text:span></text:p>
      <text:list xml:id="list1555497808" text:style-name="WWNum56">
        <text:list-item>
          <text:p text:style-name="P72">Título grande y en negrita ("Únete a nuestra comunidad").</text:p>
        </text:list-item>
        <text:list-item>
          <text:p text:style-name="P72">Subtítulo más pequeño ("Recibe tips semanales").</text:p>
        </text:list-item>
        <text:list-item>
          <text:p text:style-name="P72">Campo de email destacado (borde oscuro, placeholder claro).</text:p>
        </text:list-item>
        <text:list-item>
          <text:p text:style-name="P72">Botón CTA en color contrastante ("Suscribirse" en verde sobre fondo blanco).</text:p>
        </text:list-item>
        <text:list-item>
          <text:p text:style-name="P72">Texto legal pequeño y gris (para no distraer).</text:p>
        </text:list-item>
      </text:list>
      <text:p text:style-name="Standard"><text:span text:style-name="T9">Errores Comunes que Rompen la Jerarquía</text:span></text:p>
      <text:p text:style-name="Standard"><text:span text:style-name="T8">❌</text:span> Todos los elementos compiten por atención (todo está en negrita o colores brillantes).<text:line-break/><text:span text:style-name="T8">❌ </text:span>Falta de contraste (texto gris claro sobre fondo blanco).<text:line-break/><text:span text:style-name="T8">❌ </text:span>Espaciado inconsistente (los elementos parecen flotar sin relación).<text:line-break/><text:span text:style-name="T8">❌ </text:span>Demasiadas fuentes diferentes (más de 2-3 tipografías).</text:p>
      <text:p text:style-name="Heading_20_1"><text:bookmark text:name="_3yb1wsvxkqff"/>9. Diseño centrado en tareas y objetivos del usuario</text:p>
      <text:p text:style-name="Standard">El diseño efectivo no se trata de lo que tú quieres mostrar, sino de lo que el usuario necesita hacer. Se debe evitar que tu interfaz sea como un aeropuerto con señales confusas. Es como ser un buen anfitrión: anticipas lo que tu invitado necesita antes de que lo pida.</text:p>
      <text:p text:style-name="Standard"><text:span text:style-name="T9">¿Por qué enfocarse en tareas?</text:span></text:p>
      <text:list xml:id="list3850455563" text:style-name="WWNum32">
        <text:list-item>
          <text:p text:style-name="P73">Dato clave: El 55% de los usuarios abandona una app si no encuentra lo que busca en menos de 15 segundos (Google).</text:p>
        </text:list-item>
        <text:list-item>
          <text:p text:style-name="P73"><text:soft-page-break/><text:span text:style-name="T9">Ejemplo real:</text:span></text:p>
          <text:list>
            <text:list-item>
              <text:p text:style-name="P157">Uber no muestra "la historia de la empresa" al abrir la app. Muestra un botón gigante para pedir un viaje.</text:p>
            </text:list-item>
          </text:list>
        </text:list-item>
      </text:list>
      <text:p text:style-name="Standard"><text:span text:style-name="T9">Los tres pilares del “Diseño centrado en tareas”</text:span></text:p>
      <text:p text:style-name="P2"/>
      <text:p text:style-name="Standard"><text:span text:style-name="T9">A. Conocer los contextos de uso (¿Dónde y cómo usan tu producto?)</text:span></text:p>
      <text:list xml:id="list1498108769" text:style-name="WWNum8">
        <text:list-item>
          <text:p text:style-name="P74"><text:span text:style-name="T9">Escenarios comunes:</text:span></text:p>
          <text:list>
            <text:list-item>
              <text:p text:style-name="P158">App de reparto → Usuarios con prisa, mirando el móvil en la calle.</text:p>
            </text:list-item>
            <text:list-item>
              <text:p text:style-name="P158">Banca online → Usuarios en casa, revisando saldos con cuidado.</text:p>
            </text:list-item>
          </text:list>
        </text:list-item>
        <text:list-item>
          <text:p text:style-name="P74"><text:span text:style-name="T9">Herramientas:</text:span></text:p>
          <text:list>
            <text:list-item>
              <text:p text:style-name="P158">Entrevistas con usuarios: "¿Qué haces primero al abrir nuestra app?"</text:p>
            </text:list-item>
            <text:list-item>
              <text:p text:style-name="P158">Mapas de calor: Ver qué zonas de tu interfaz se tocan más.</text:p>
            </text:list-item>
          </text:list>
        </text:list-item>
      </text:list>
      <text:p text:style-name="Standard"><text:span text:style-name="T9">Ejemplo:</text:span></text:p>
      <text:list xml:id="list639936988" text:style-name="WWNum40">
        <text:list-item>
          <text:p text:style-name="P75">WhatsApp pone la cámara accesible desde el chat (porque los usuarios suelen enviar fotos rápidas).</text:p>
        </text:list-item>
      </text:list>
      <text:p text:style-name="P2"/>
      <text:p text:style-name="Standard"><text:span text:style-name="T9">B. Priorizar lo relevante (Menos es más)</text:span></text:p>
      <text:p text:style-name="Standard"><text:span text:style-name="T9">Regla del 80/20:</text:span><text:line-break/>El 20% de las funciones generan el 80% del uso. Identificarlas y hacerlas obvias.</text:p>
      <text:p text:style-name="Standard"><text:span text:style-name="T9">Técnicas</text:span>:</text:p>
      <text:list xml:id="list2701101173" text:style-name="WWNum50">
        <text:list-item>
          <text:p text:style-name="P76"><text:span text:style-name="T9">Jerarquía por frecuencia de uso:</text:span></text:p>
          <text:list>
            <text:list-item>
              <text:p text:style-name="P159">En Spotify, "Buscar" y "Reproducir" están siempre visibles; "Ajustes" está escondido.</text:p>
            </text:list-item>
          </text:list>
        </text:list-item>
        <text:list-item>
          <text:p text:style-name="P76"><text:span text:style-name="T9">Eliminar el "ruido visual":</text:span></text:p>
          <text:list>
            <text:list-item>
              <text:p text:style-name="P159">Ej: Google Search es solo un campo de texto (todo lo demás es secundario).</text:p>
            </text:list-item>
          </text:list>
        </text:list-item>
      </text:list>
      <text:p text:style-name="Standard"><text:soft-page-break/><text:span text:style-name="T9">Error común:</text:span></text:p>
      <text:list xml:id="list498286630" text:style-name="WWNum16">
        <text:list-item>
          <text:p text:style-name="P77">Saturar la pantalla de opciones "por si acaso" (como los menús de TV de pago con 500 canales).</text:p>
        </text:list-item>
      </text:list>
      <text:p text:style-name="P2"/>
      <text:p text:style-name="Standard"><text:span text:style-name="T9">C. Minimizar pasos (Cada clic es un riesgo de abandono)</text:span></text:p>
      <text:p text:style-name="Standard"><text:span text:style-name="T9">Estadísticas impactantes:</text:span></text:p>
      <text:list xml:id="list2157821609" text:style-name="WWNum11">
        <text:list-item>
          <text:p text:style-name="P78">Cada paso extra en un formulario reduce la conversión un 10% (Baymard Institute).</text:p>
        </text:list-item>
      </text:list>
      <text:p text:style-name="Standard"><text:span text:style-name="T9">Cómo simplificar:</text:span></text:p>
      <text:list xml:id="list112304315" text:style-name="WWNum77">
        <text:list-item>
          <text:p text:style-name="P79">Autocompletado: Direcciones, tarjetas de crédito guardadas.</text:p>
        </text:list-item>
        <text:list-item>
          <text:p text:style-name="P79">Progreso visible: "Paso 1 de 3" en checkouts.</text:p>
        </text:list-item>
        <text:list-item>
          <text:p text:style-name="P79">Acciones con un solo clic: Como el "Comprar ahora" de Amazon.</text:p>
        </text:list-item>
      </text:list>
      <text:p text:style-name="Standard"><text:span text:style-name="T9">Ejemplo brillante:</text:span></text:p>
      <text:list xml:id="list3661947472" text:style-name="WWNum14">
        <text:list-item>
          <text:p text:style-name="P80">Duolingo permite empezar una lección sin registro (solo pide datos después de que el usuario ya está enganchado).</text:p>
        </text:list-item>
      </text:list>
      <text:p text:style-name="Standard"><text:span text:style-name="T9">Ejemplo Práctico: App de Reparto de Comida</text:span></text:p>
      <text:p text:style-name="Standard">Objetivo principal del usuario: Saber dónde está su pedido y cuándo llegará.</text:p>
      <text:p text:style-name="Standard"><text:span text:style-name="T9">Diseño centrado en tareas:</text:span></text:p>
      <text:list xml:id="list2645143603" text:style-name="WWNum74">
        <text:list-item>
          <text:p text:style-name="P81"><text:span text:style-name="T9">Pantalla principal:</text:span></text:p>
          <text:list>
            <text:list-item>
              <text:p text:style-name="P160">Mapa grande con la ubicación del repartidor (80% de la pantalla).</text:p>
            </text:list-item>
            <text:list-item>
              <text:p text:style-name="P160">Tiempo estimado en negrita y grande.</text:p>
            </text:list-item>
            <text:list-item>
              <text:p text:style-name="P160">Botón de "Contactar al repartidor" flotante.</text:p>
            </text:list-item>
          </text:list>
        </text:list-item>
        <text:list-item>
          <text:p text:style-name="P81"><text:span text:style-name="T9">Escondido:</text:span></text:p>
          <text:list>
            <text:list-item>
              <text:p text:style-name="P160">Ajustes, historial de pedidos y promociones (accesibles con swipe o en menú).</text:p>
            </text:list-item>
          </text:list>
        </text:list-item>
      </text:list>
      <text:p text:style-name="Standard"><text:soft-page-break/><text:span text:style-name="T9">¿Qué pasa si no se prioriza?</text:span></text:p>
      <text:list xml:id="list3852218008" text:style-name="WWNum48">
        <text:list-item>
          <text:p text:style-name="P82">Si la app muestra primero "Ofertas" o "Perfil del usuario", los usuarios se frustran.</text:p>
        </text:list-item>
      </text:list>
      <text:p text:style-name="Standard"><text:span text:style-name="T9">Errores que matan la eficiencia</text:span></text:p>
      <text:p text:style-name="Standard"><text:span text:style-name="T8">❌ </text:span>Esconder la función principal (ej: hacer que "Pedir comida" esté en un menú hamburguesa).<text:line-break/><text:span text:style-name="T8">❌ </text:span>Sobrecargar con información irrelevante (ej: noticias de la empresa en un dashboard de banco).<text:line-break/><text:span text:style-name="T8">❌</text:span> Flujos redundantes (ej: pedir confirmación en cada paso de un proceso simple).</text:p>
      <text:p text:style-name="Heading_20_1"><text:bookmark text:name="_iuu9elsotd40"/>10. Diseño “Mobile first” y su aplicación en diseño web</text:p>
      <text:p text:style-name="Standard">En la actualidad, la mayoría de los accesos a internet se realizan desde dispositivos móviles. Según diferentes estudios de uso digital, más del 60% del tráfico web mundial proviene de smartphones y tablets, mientras que el escritorio ha pasado a un segundo plano. Este cambio de hábitos obliga a los diseñadores a adoptar un enfoque donde lo móvil es el punto de partida del diseño.</text:p>
      <text:p text:style-name="Standard"/>
      <text:p text:style-name="Standard"><text:span text:style-name="T9">¿Qué es el enfoque Mobile First?</text:span></text:p>
      <text:p text:style-name="Standard">El diseño Mobile First consiste en planificar y diseñar primero para pantallas pequeñas (smartphones) y después escalar y adaptar la interfaz a dispositivos más grandes (tablets, portátiles, monitores).</text:p>
      <text:p text:style-name="Standard"/>
      <text:p text:style-name="Standard">Este enfoque se basa en tres principios fundamentales:</text:p>
      <text:list xml:id="list3632452076" text:style-name="WWNum12">
        <text:list-item>
          <text:p text:style-name="P110">Priorizar lo esencial: el espacio reducido obliga a mostrar solo lo más importante.</text:p>
        </text:list-item>
        <text:list-item>
          <text:p text:style-name="P98">Optimizar la experiencia: interfaces simples, claras y rápidas para usuarios que suelen estar en movimiento.</text:p>
        </text:list-item>
        <text:list-item>
          <text:p text:style-name="P113">Escalar progresivamente: una vez definido lo móvil, añadir mejoras visuales y funcionales para pantallas más grandes.</text:p>
        </text:list-item>
      </text:list>
      <text:p text:style-name="Standard"/>
      <text:p text:style-name="Standard"><text:span text:style-name="T9">Ventajas del Mobile First</text:span></text:p>
      <text:p text:style-name="Standard">Responde a los hábitos actuales de los usuarios: si la mayoría navega en móvil, la experiencia debe estar optimizada primero para ese entorno.</text:p>
      <text:p text:style-name="Standard"/>
      <text:list xml:id="list2106117504" text:style-name="WWNum42">
        <text:list-item>
          <text:p text:style-name="P111">Diseño más claro y minimalista: obliga a eliminar lo innecesario y centrarse en lo que realmente importa al usuario.</text:p>
        </text:list-item>
        <text:list-item>
          <text:p text:style-name="P99">Facilidad de adaptación: es más sencillo ampliar un diseño móvil a escritorio que intentar reducir un diseño de escritorio al tamaño de un móvil (donde se pierde claridad y funcionalidad).</text:p>
        </text:list-item>
        <text:list-item>
          <text:p text:style-name="P114">Mejor rendimiento: un diseño ligero pensado para móvil suele cargar más rápido, mejorando la experiencia y el SEO.</text:p>
        </text:list-item>
      </text:list>
      <text:p text:style-name="Standard"><text:soft-page-break/></text:p>
      <text:p text:style-name="Standard"><text:span text:style-name="T9">Aplicación práctica en diseño web</text:span></text:p>
      <text:p text:style-name="Standard">En un proyecto Mobile First, el flujo de trabajo sería:</text:p>
      <text:list xml:id="list1798508566" text:style-name="WWNum18">
        <text:list-item>
          <text:p text:style-name="P112">Definir el contenido esencial: ¿qué necesita hacer el usuario en móvil? (ejemplo: en un e-commerce, ver productos, filtrar y comprar en pocos pasos).</text:p>
        </text:list-item>
        <text:list-item>
          <text:p text:style-name="P100">Diseñar interfaces adaptadas a pantallas pequeñas: botones grandes, menús simplificados (hamburguesa), formularios cortos.</text:p>
        </text:list-item>
        <text:list-item>
          <text:p text:style-name="P100">Usar breakpoints para ampliar a escritorio: en tablet/desktop se añade más espacio para imágenes, información adicional o elementos secundarios.</text:p>
        </text:list-item>
        <text:list-item>
          <text:p text:style-name="P115">Testear en móvil primero: validar que la navegación es fluida y sin fricciones antes de pensar en la versión desktop.</text:p>
        </text:list-item>
      </text:list>
      <text:p text:style-name="Standard"/>
      <text:p text:style-name="Standard">👉 <text:span text:style-name="T9">Ejemplo real:</text:span> Instagram nació como una app móvil; su diseño pensado para pantallas pequeñas fue tan exitoso que la versión web se adaptó después manteniendo la misma lógica visual.</text:p>
      <text:p text:style-name="Standard"/>
      <text:p text:style-name="P164"><text:bookmark text:name="_kfmjaeyzn4ip"/>11. Recursos recomendados para aprender UI/UX</text:p>
      <text:p text:style-name="Standard"><text:span text:style-name="T9">📚 Libros</text:span></text:p>
      <text:list xml:id="list3233105827" text:style-name="WWNum66">
        <text:list-item>
          <text:p text:style-name="P83">"No me hagas pensar" - Steve Krug</text:p>
        </text:list-item>
        <text:list-item>
          <text:p text:style-name="P83">"The Design of Everyday Things" - Don Norman<text:line-break/>"Articulating Design Decisions" - Tom Greever</text:p>
        </text:list-item>
      </text:list>
      <text:p text:style-name="Standard"><text:span text:style-name="T9">🛠️ Herramientas</text:span></text:p>
      <text:list xml:id="list2410234102" text:style-name="WWNum15">
        <text:list-item>
          <text:p text:style-name="P84">Figma (Diseño colaborativo)<text:line-break/><text:a xlink:type="simple" xlink:href="https://www.figma.com/" text:style-name="ListLabel_20_694" text:visited-style-name="ListLabel_20_694"><text:span text:style-name="T20">https://www.figma.com/<text:line-break/></text:span></text:a>Herramienta líder de diseño UI/UX</text:p>
        </text:list-item>
      </text:list>
      <text:p text:style-name="Standard"/>
      <text:p text:style-name="Standard"/>
      <text:p text:style-name="Standard"><text:span text:style-name="T9">📰 Blogs y Comunidades</text:span></text:p>
      <text:list xml:id="list585866658" text:style-name="WWNum21">
        <text:list-item>
          <text:p text:style-name="P85">NNGroup (Nielsen Norman Group)<text:line-break/><text:a xlink:type="simple" xlink:href="https://www.nngroup.com/articles/" text:style-name="ListLabel_20_694" text:visited-style-name="ListLabel_20_694"><text:span text:style-name="T20">https://www.nngroup.com/articles/<text:line-break/></text:span></text:a>Artículos basados en investigación UX</text:p>
        </text:list-item>
        <text:list-item>
          <text:p text:style-name="P85">Smashing Magazine<text:line-break/><text:a xlink:type="simple" xlink:href="https://www.smashingmagazine.com/" text:style-name="ListLabel_20_694" text:visited-style-name="ListLabel_20_694"><text:span text:style-name="T20">https://www.smashingmagazine.com/<text:line-break/></text:span></text:a>Recursos para diseñadores web</text:p>
        </text:list-item>
        <text:list-item>
          <text:p text:style-name="P85"><text:soft-page-break/>UX Collective (Medium)<text:line-break/><text:a xlink:type="simple" xlink:href="https://uxdesign.cc/" text:style-name="ListLabel_20_694" text:visited-style-name="ListLabel_20_694"><text:span text:style-name="T20">https://uxdesign.cc/<text:line-break/></text:span></text:a>Comunidad activa de diseñadores</text:p>
        </text:list-item>
      </text:list>
      <text:p text:style-name="Standard"><text:span text:style-name="T9">🎥 Canales de YouTube</text:span></text:p>
      <text:list xml:id="list4197326109" text:style-name="WWNum62">
        <text:list-item>
          <text:p text:style-name="P86">AJ&amp;Smart<text:line-break/><text:a xlink:type="simple" xlink:href="https://www.youtube.com/c/AJSmartDesign" text:style-name="ListLabel_20_694" text:visited-style-name="ListLabel_20_694"><text:span text:style-name="T20">https://www.youtube.com/c/AJSmartDesign<text:line-break/></text:span></text:a>Design Sprints y metodologías UX</text:p>
        </text:list-item>
        <text:list-item>
          <text:p text:style-name="P86">Flux<text:line-break/><text:a xlink:type="simple" xlink:href="https://www.youtube.com/c/FluxWithRanSegall" text:style-name="ListLabel_20_694" text:visited-style-name="ListLabel_20_694"><text:span text:style-name="T20">https://www.youtube.com/c/FluxWithRanSegall<text:line-break/></text:span></text:a>Diseño UI/UX y freelancing</text:p>
        </text:list-item>
        <text:list-item>
          <text:p text:style-name="P86">Figma<text:line-break/><text:a xlink:type="simple" xlink:href="https://www.youtube.com/c/Figmadesign" text:style-name="ListLabel_20_694" text:visited-style-name="ListLabel_20_694"><text:span text:style-name="T20">https://www.youtube.com/c/Figmadesign<text:line-break/></text:span></text:a>Tutoriales oficiales de Figma</text:p>
        </text:list-item>
      </text:list>
      <text:p text:style-name="Standard"><text:span text:style-name="T9">🎧 Podcasts Recomendados</text:span></text:p>
      <text:list xml:id="list2772108570" text:style-name="WWNum55">
        <text:list-item>
          <text:p text:style-name="P87">Design Matters<text:line-break/><text:a xlink:type="simple" xlink:href="https://www.designmattersmedia.com/" text:style-name="ListLabel_20_694" text:visited-style-name="ListLabel_20_694"><text:span text:style-name="T20">https://www.designmattersmedia.com/<text:line-break/></text:span></text:a>Entrevistas con diseñadores líderes</text:p>
        </text:list-item>
        <text:list-item>
          <text:p text:style-name="P87">UX Coffee Break<text:line-break/><text:a xlink:type="simple" xlink:href="https://uxcoffeebreak.com/" text:style-name="ListLabel_20_694" text:visited-style-name="ListLabel_20_694"><text:span text:style-name="T20">https://uxcoffeebreak.com/<text:line-break/></text:span></text:a>Charlas cortas sobre UX</text:p>
        </text:list-item>
      </text:list>
      <text:p text:style-name="Standard"><text:span text:style-name="T9">💡 Plataformas de Inspiración</text:span></text:p>
      <text:list xml:id="list2643237172" text:style-name="WWNum43">
        <text:list-item>
          <text:p text:style-name="P88">Dribbble<text:line-break/><text:a xlink:type="simple" xlink:href="https://dribbble.com/" text:style-name="ListLabel_20_694" text:visited-style-name="ListLabel_20_694"><text:span text:style-name="T20">https://dribbble.com/<text:line-break/></text:span></text:a>Portafolios de diseño UI</text:p>
        </text:list-item>
        <text:list-item>
          <text:p text:style-name="P88">Awwwards<text:line-break/><text:a xlink:type="simple" xlink:href="https://www.awwwards.com/" text:style-name="ListLabel_20_694" text:visited-style-name="ListLabel_20_694"><text:span text:style-name="T20">https://www.awwwards.com/<text:line-break/></text:span></text:a>Los mejores diseños web</text:p>
        </text:list-item>
        <text:list-item>
          <text:p text:style-name="P88">Behance<text:line-break/><text:a xlink:type="simple" xlink:href="https://www.behance.net/" text:style-name="ListLabel_20_694" text:visited-style-name="ListLabel_20_694"><text:span text:style-name="T20">https://www.behance.net/<text:line-break/></text:span></text:a>Plataforma para mostrar trabajos de diseñ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font-weight-complex="normal"/>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font-style-complex="italic" style:font-weight-complex="bold"/>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 style:display-name="ListLabel 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9" style:display-name="ListLabel 2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fo:font-size="12pt" style:text-underline-style="none" fo:font-weight="bold"/>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7" style:display-name="ListLabel 4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5" style:display-name="ListLabel 6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fo:font-weight="bold"/>
    </style:style>
    <style:style style:name="ListLabel_20_74" style:display-name="ListLabel 74" style:family="text">
      <style:text-properties fo:font-size="12pt" style:text-underline-style="none" fo:font-weight="bold"/>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83" style:display-name="ListLabel 8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73" style:display-name="ListLabel 17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2pt" style:text-underline-style="none" fo:font-weight="bold"/>
    </style:style>
    <style:style style:name="ListLabel_20_200" style:display-name="ListLabel 200" style:family="text">
      <style:text-properties fo:font-size="12pt" style:text-underline-style="none" fo:font-weight="bold"/>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9" style:display-name="ListLabel 20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10" style:display-name="ListLabel 21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font-size="12pt" style:text-underline-style="none" fo:font-weight="bold"/>
    </style:style>
    <style:style style:name="ListLabel_20_236" style:display-name="ListLabel 236" style:family="text">
      <style:text-properties fo:font-size="12pt" style:text-underline-style="none" fo:font-weight="bold"/>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72" style:display-name="ListLabel 27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81" style:display-name="ListLabel 28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90" style:display-name="ListLabel 29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font-size="12pt" style:text-underline-style="none" fo:font-weight="bold"/>
    </style:style>
    <style:style style:name="ListLabel_20_299" style:display-name="ListLabel 299" style:family="text">
      <style:text-properties fo:font-size="12pt" style:text-underline-style="none" fo:font-weight="bold"/>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08" style:display-name="ListLabel 30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font-size="12pt" style:text-underline-style="none" fo:font-weight="bold"/>
    </style:style>
    <style:style style:name="ListLabel_20_317" style:display-name="ListLabel 317" style:family="text">
      <style:text-properties fo:font-size="12pt" style:text-underline-style="none" fo:font-weight="bold"/>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35" style:display-name="ListLabel 33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89" style:display-name="ListLabel 38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43" style:display-name="ListLabel 44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fo:font-size="12pt" style:text-underline-style="none" fo:font-weight="bold"/>
    </style:style>
    <style:style style:name="ListLabel_20_452" style:display-name="ListLabel 452" style:family="text">
      <style:text-properties fo:font-size="12pt" style:text-underline-style="none" fo:font-weight="bold"/>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61" style:display-name="ListLabel 46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fo:font-size="12pt" style:text-underline-style="none" fo:font-weight="bold"/>
    </style:style>
    <style:style style:name="ListLabel_20_470" style:display-name="ListLabel 470" style:family="text">
      <style:text-properties fo:font-size="12pt" style:text-underline-style="none" fo:font-weight="bold"/>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24" style:display-name="ListLabel 524"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42" style:display-name="ListLabel 54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60" style:display-name="ListLabel 56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69" style:display-name="ListLabel 56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fo:font-size="12pt"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05" style:display-name="ListLabel 60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fo:font-size="12pt"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fo:font-size="12pt" style:text-underline-style="none" fo:font-weight="bold"/>
    </style:style>
    <style:style style:name="ListLabel_20_641" style:display-name="ListLabel 641" style:family="text">
      <style:text-properties fo:font-size="12pt"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50" style:display-name="ListLabel 65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59" style:display-name="ListLabel 65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94" style:display-name="ListLabel 69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style:text-properties style:font-name="Roboto"/>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5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6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6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8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8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8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8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8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8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8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3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3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3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3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4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8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9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9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9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9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9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9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9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0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0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0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0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3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3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3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3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3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3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5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5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5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5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5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5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5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5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text:style-name="ListLabel_20_57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7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8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8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8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8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8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text:style-name="ListLabel_20_58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8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8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9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9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9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9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number text:level="1" text:style-name="ListLabel_20_65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66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6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6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6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6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6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6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5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681in" fo:margin-left="0in" fo:margin-right="0in" fo:margin-top="0.7283in" style:dynamic-spacing="true"/>
      </style:footer-style>
    </style:page-layout>
  </office:automatic-styles>
  <office:master-styles>
    <style:master-page style:name="Standard" style:page-layout-name="Mpm1">
      <style:header>
        <text:p text:style-name="MP1"/>
        <text:p text:style-name="MP2"/>
        <text:p text:style-name="MP3"><text:span text:style-name="MT1">Diseño aplicado a interfaces web con Flutter<text:tab/><text:tab/>Unidad 01. Fundamentos de diseño UI/UX</text:span></text:p>
      </style:header>
      <style:footer>
        <text:p text:style-name="MP4"><text:span text:style-name="MT1"><text:tab/><text:tab/>Página </text:span><text:page-number text:select-page="current">2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26" meta:paragraph-count="495" meta:word-count="5407" meta:character-count="34152" meta:non-whitespace-character-count="29514"/>
    <meta:generator>LibreOfficeDev/6.0.5.2$Linux_X86_64 LibreOffice_project/</meta:generator>
  </office:meta>
</office:document-meta>
</file>